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lArabiya" svg:font-family="AlArabiy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6.313cm"/>
    </style:style>
    <style:style style:name="co3" style:family="table-column">
      <style:table-column-properties fo:break-before="auto" style:column-width="5.248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1.011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4.701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5.82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font-name="AlArabiy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fo:wrap-option="no-wrap"/>
      <style:text-properties style:font-name="AlArabiya"/>
    </style:style>
    <style:style style:name="ce3" style:family="table-cell" style:parent-style-name="Default">
      <style:table-cell-properties fo:background-color="transparent" fo:wrap-option="no-wrap"/>
      <style:text-properties style:font-name="AlArabiya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font-name="AlArabiy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wrap-option="no-wrap"/>
      <style:text-properties style:font-name="AlArabiya" style:font-name-asian="Arial Unicode MS" style:font-name-complex="Arial1"/>
    </style:style>
    <style:style style:name="ce6" style:family="table-cell" style:parent-style-name="Default" style:data-style-name="N1">
      <style:table-cell-properties fo:wrap-option="no-wrap"/>
      <style:text-properties style:use-window-font-color="true" style:text-outline="false" style:text-line-through-style="none" style:font-name="AlArabiy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">
      <style:table-cell-properties fo:wrap-option="no-wrap"/>
      <style:text-properties fo:color="#0000ff" style:text-outline="false" style:text-line-through-style="none" style:font-name="AlArabiy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hyphenate="false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style:font-name="Arial1" fo:font-size="8pt" fo:language="es" fo:country="AR" fo:font-style="normal" fo:text-shadow="none" style:text-underline-style="none" fo:font-weight="bold" style:text-underline-mode="continuous" style:text-line-through-mode="continuous" style:font-name-asian="Arial Unicode MS" style:font-size-asian="8pt" style:language-asian="zxx" style:country-asian="none" style:font-style-asian="normal" style:font-weight-asian="bold" style:font-name-complex="Arial1" style:font-size-complex="8pt" style:language-complex="zxx" style:country-complex="none" style:font-style-complex="normal" style:font-weight-complex="bold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>
            <text:p>acct_value</text:p>
          </table:table-cell>
          <table:table-cell table:style-name="ce4" office:value-type="string">
            <text:p>acct_name</text:p>
          </table:table-cell>
          <table:table-cell table:style-name="ce4" office:value-type="string">
            <text:p>acct_descp</text:p>
          </table:table-cell>
          <table:table-cell table:style-name="ce4" office:value-type="string">
            <text:p>acct_type</text:p>
          </table:table-cell>
          <table:table-cell table:style-name="ce4" office:value-type="string">
            <text:p>acct_sign</text:p>
          </table:table-cell>
          <table:table-cell table:style-name="ce4" office:value-type="string">
            <text:p>acct_doc</text:p>
          </table:table-cell>
          <table:table-cell table:style-name="ce4" office:value-type="string">
            <text:p>acct_summary</text:p>
          </table:table-cell>
          <table:table-cell table:style-name="ce6" office:value-type="string">
            <office:annotation draw:style-name="gr1" draw:text-style-name="P2" svg:width="3.504cm" svg:height="1.958cm" svg:x="26.972cm" svg:y="0.051cm" draw:caption-point-x="-26.972cm" draw:caption-point-y="-0.051cm">
              <dc:creator>AC</dc:creator>
              <dc:date>2009-04-16T00:00:00</dc:date>
              <text:p text:style-name="P1"><text:span text:style-name="T1">Completar con el nombre de las cuentas indicadas en cuentasOXP.PNG</text:span></text:p>
            </office:annotation>
            <text:p>default_account</text:p>
          </table:table-cell>
          <table:table-cell table:style-name="ce8" office:value-type="string">
            <text:p>Nro Cta Superior</text:p>
          </table:table-cell>
          <table:table-cell table:number-columns-repeated="1013"/>
        </table:table-row>
        <table:table-row table:style-name="ro1">
          <table:table-cell office:value-type="string">
            <text:p>1.00.00.00</text:p>
          </table:table-cell>
          <table:table-cell office:value-type="string">
            <text:p>1.00.00.00 A C T I V O</text:p>
          </table:table-cell>
          <table:table-cell office:value-type="string">
            <text:p>A C T I V 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>
            <text:p>1.01.00.00</text:p>
          </table:table-cell>
          <table:table-cell office:value-type="string">
            <text:p>1.01.00.00 ACTIVO CORRIENTE</text:p>
          </table:table-cell>
          <table:table-cell office:value-type="string">
            <text:p>ACTIVO CORRIENTE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0.00.00</text:p>
          </table:table-cell>
          <table:table-cell table:number-columns-repeated="1013"/>
        </table:table-row>
        <table:table-row table:style-name="ro1">
          <table:table-cell office:value-type="string">
            <text:p>1.01.01.00</text:p>
          </table:table-cell>
          <table:table-cell office:value-type="string">
            <text:p>1.01.01.00 DISPONIBILIDADES</text:p>
          </table:table-cell>
          <table:table-cell office:value-type="string">
            <text:p>DISPONIBILIDAD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1.00.00</text:p>
          </table:table-cell>
          <table:table-cell table:number-columns-repeated="1013"/>
        </table:table-row>
        <table:table-row table:style-name="ro1">
          <table:table-cell office:value-type="string">
            <text:p>1.01.01.01</text:p>
          </table:table-cell>
          <table:table-cell office:value-type="string">
            <text:p>1.01.01.01 CAJA EFECTIVO CENTRAL</text:p>
          </table:table-cell>
          <table:table-cell office:value-type="string">
            <text:p>CAJA EFECTIVO CENTRAL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B_ASSET_ACCT</text:p>
          </table:table-cell>
          <table:table-cell office:value-type="string">
            <text:p>1.01.01.00</text:p>
          </table:table-cell>
          <table:table-cell table:number-columns-repeated="1013"/>
        </table:table-row>
        <table:table-row table:style-name="ro1">
          <table:table-cell office:value-type="string">
            <text:p>1.01.01.02</text:p>
          </table:table-cell>
          <table:table-cell office:value-type="string">
            <text:p>1.01.01.02 CAJA COBRO GENERAL</text:p>
          </table:table-cell>
          <table:table-cell office:value-type="string">
            <text:p>CAJA COBRO GENERAL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B_RECEIPT_ACCT</text:p>
          </table:table-cell>
          <table:table-cell table:style-name="ce5" office:value-type="string">
            <text:p>1.01.01.00</text:p>
          </table:table-cell>
          <table:table-cell table:number-columns-repeated="1013"/>
        </table:table-row>
        <table:table-row table:style-name="ro1">
          <table:table-cell office:value-type="string">
            <text:p>1.01.01.03</text:p>
          </table:table-cell>
          <table:table-cell office:value-type="string">
            <text:p>1.01.01.03 CUENTA PUENTE DE COMPROBACION</text:p>
          </table:table-cell>
          <table:table-cell office:value-type="string">
            <text:p>CUENTA PUENTE DE COMPROBACION</text:p>
          </table:table-cell>
          <table:table-cell/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SUSPENSEBALANCING_ACCT</text:p>
          </table:table-cell>
          <table:table-cell office:value-type="string">
            <text:p>1.01.01.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1.01.01.04</text:p>
          </table:table-cell>
          <table:table-cell table:style-name="ce3" office:value-type="string">
            <text:p>1.01.01.04 BANCO CTA CTE $</text:p>
          </table:table-cell>
          <table:table-cell table:style-name="ce3" office:value-type="string">
            <text:p>BANCO CTA. CTE $</text:p>
          </table:table-cell>
          <table:table-cell table:style-name="ce3" office:value-type="string">
            <text:p>Asset</text:p>
          </table:table-cell>
          <table:table-cell table:style-name="ce3" office:value-type="string">
            <text:p>Natural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7" office:value-type="string">
            <text:p>B_ASSET_ACCT</text:p>
          </table:table-cell>
          <table:table-cell table:style-name="ce3" office:value-type="string">
            <text:p>1.01.01.00</text:p>
          </table:table-cell>
          <table:table-cell table:number-columns-repeated="1013"/>
        </table:table-row>
        <table:table-row table:style-name="ro1">
          <table:table-cell office:value-type="string">
            <text:p>1.01.01.05</text:p>
          </table:table-cell>
          <table:table-cell office:value-type="string">
            <text:p>1.01.01.05 CAJA GASTOS</text:p>
          </table:table-cell>
          <table:table-cell office:value-type="string">
            <text:p>CAJA GAST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B_EXPENSE_ACCT</text:p>
          </table:table-cell>
          <table:table-cell office:value-type="string">
            <text:p>1.01.01.00</text:p>
          </table:table-cell>
          <table:table-cell table:number-columns-repeated="1013"/>
        </table:table-row>
        <table:table-row table:style-name="ro1">
          <table:table-cell office:value-type="string">
            <text:p>1.01.01.06</text:p>
          </table:table-cell>
          <table:table-cell office:value-type="string">
            <text:p>1.01.01.06 DIFERENCIAS DE CAJA</text:p>
          </table:table-cell>
          <table:table-cell office:value-type="string">
            <text:p>DIFERENCIAS DE CAJA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B_DIFFERENCES_ACCT</text:p>
          </table:table-cell>
          <table:table-cell office:value-type="string">
            <text:p>1.01.01.00</text:p>
          </table:table-cell>
          <table:table-cell table:number-columns-repeated="1013"/>
        </table:table-row>
        <table:table-row table:style-name="ro1">
          <table:table-cell office:value-type="string">
            <text:p>1.01.01.07</text:p>
          </table:table-cell>
          <table:table-cell office:value-type="string">
            <text:p>1.01.01.07 CAJA MONEDA EXTRANJERA DOLARES</text:p>
          </table:table-cell>
          <table:table-cell office:value-type="string">
            <text:p>CAJA MONEDA EXTRANJERA DOLAR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1.00</text:p>
          </table:table-cell>
          <table:table-cell table:number-columns-repeated="1013"/>
        </table:table-row>
        <table:table-row table:style-name="ro1">
          <table:table-cell office:value-type="string">
            <text:p>1.01.01.08</text:p>
          </table:table-cell>
          <table:table-cell office:value-type="string">
            <text:p>1.01.01.08 DIFERENCIA DE CAJA</text:p>
          </table:table-cell>
          <table:table-cell office:value-type="string">
            <text:p>DIFERENCIA DE CAJA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1.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1.01.01.09</text:p>
          </table:table-cell>
          <table:table-cell table:style-name="ce3" office:value-type="string">
            <text:p>1.01.01.09 COBROS BANCARIOS EN TRANSITO</text:p>
          </table:table-cell>
          <table:table-cell table:style-name="ce3" office:value-type="string">
            <text:p>COBROS BANCARIOS EN TRANSITO</text:p>
          </table:table-cell>
          <table:table-cell table:style-name="ce3" office:value-type="string">
            <text:p>Asset</text:p>
          </table:table-cell>
          <table:table-cell table:style-name="ce3" office:value-type="string">
            <text:p>Natural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 office:value-type="string">
            <text:p>B_UNALLOCATEDCASH_ACCT</text:p>
          </table:table-cell>
          <table:table-cell table:style-name="ce3" office:value-type="string">
            <text:p>1.01.01.0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1.01.02.00</text:p>
          </table:table-cell>
          <table:table-cell office:value-type="string">
            <text:p>1.01.02.00 CREDITOS POR VENTAS</text:p>
          </table:table-cell>
          <table:table-cell office:value-type="string">
            <text:p>CREDITOS POR VENT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1.00.00</text:p>
          </table:table-cell>
          <table:table-cell table:number-columns-repeated="1013"/>
        </table:table-row>
        <table:table-row table:style-name="ro1">
          <table:table-cell office:value-type="string">
            <text:p>1.01.02.01</text:p>
          </table:table-cell>
          <table:table-cell office:value-type="string">
            <text:p>1.01.02.01 DEUDORES POR VENTAS</text:p>
          </table:table-cell>
          <table:table-cell office:value-type="string">
            <text:p>DEUDORES POR VENT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_RECEIVABLE_ACCT</text:p>
          </table:table-cell>
          <table:table-cell office:value-type="string">
            <text:p>1.01.02.00</text:p>
          </table:table-cell>
          <table:table-cell table:number-columns-repeated="1013"/>
        </table:table-row>
        <table:table-row table:style-name="ro1">
          <table:table-cell office:value-type="string">
            <text:p>1.01.02.02</text:p>
          </table:table-cell>
          <table:table-cell office:value-type="string">
            <text:p>1.01.02.02 VALORES AL COBRO</text:p>
          </table:table-cell>
          <table:table-cell office:value-type="string">
            <text:p>VALORES AL COBR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2.00</text:p>
          </table:table-cell>
          <table:table-cell table:number-columns-repeated="1013"/>
        </table:table-row>
        <table:table-row table:style-name="ro1">
          <table:table-cell office:value-type="string">
            <text:p>1.01.02.03</text:p>
          </table:table-cell>
          <table:table-cell office:value-type="string">
            <text:p>1.01.02.03 VALORES A DEPOSITAR</text:p>
          </table:table-cell>
          <table:table-cell office:value-type="string">
            <text:p>VALORES A DEPOSITAR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2.00</text:p>
          </table:table-cell>
          <table:table-cell table:number-columns-repeated="1013"/>
        </table:table-row>
        <table:table-row table:style-name="ro1">
          <table:table-cell office:value-type="string">
            <text:p>1.01.02.04</text:p>
          </table:table-cell>
          <table:table-cell office:value-type="string">
            <text:p>1.01.02.04 CHEQUES RECHAZADOS</text:p>
          </table:table-cell>
          <table:table-cell office:value-type="string">
            <text:p>CHEQUES RECHAZAD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2.00</text:p>
          </table:table-cell>
          <table:table-cell table:number-columns-repeated="1013"/>
        </table:table-row>
        <table:table-row table:style-name="ro1">
          <table:table-cell office:value-type="string">
            <text:p>1.01.02.05</text:p>
          </table:table-cell>
          <table:table-cell office:value-type="string">
            <text:p>1.01.02.05 ANTICIPO COMPRA DE RODADOS</text:p>
          </table:table-cell>
          <table:table-cell office:value-type="string">
            <text:p>ANTICIPO COMPRA DE RODAD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2.00</text:p>
          </table:table-cell>
          <table:table-cell table:number-columns-repeated="1013"/>
        </table:table-row>
        <table:table-row table:style-name="ro1">
          <table:table-cell office:value-type="string">
            <text:p>1.01.02.06</text:p>
          </table:table-cell>
          <table:table-cell office:value-type="string">
            <text:p>1.01.02.06 CLIENTES EMPRESAS DEL GRUPO</text:p>
          </table:table-cell>
          <table:table-cell office:value-type="string">
            <text:p>CLIENTES EMPRESAS DEL GRUP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INTERCOMPANYDUEFROM_ACCT</text:p>
          </table:table-cell>
          <table:table-cell office:value-type="string">
            <text:p>1.01.02.00</text:p>
          </table:table-cell>
          <table:table-cell table:number-columns-repeated="1013"/>
        </table:table-row>
        <table:table-row table:style-name="ro1">
          <table:table-cell office:value-type="string">
            <text:p>1.01.03.00</text:p>
          </table:table-cell>
          <table:table-cell office:value-type="string">
            <text:p>1.01.03.00 CREDITOS FISCALES</text:p>
          </table:table-cell>
          <table:table-cell office:value-type="string">
            <text:p>CREDITOS FISCAL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1.00.00</text:p>
          </table:table-cell>
          <table:table-cell table:number-columns-repeated="1013"/>
        </table:table-row>
        <table:table-row table:style-name="ro1">
          <table:table-cell office:value-type="string">
            <text:p>1.01.03.01</text:p>
          </table:table-cell>
          <table:table-cell office:value-type="string">
            <text:p>1.01.03.01 IVA - CREDITO FISCAL</text:p>
          </table:table-cell>
          <table:table-cell office:value-type="string">
            <text:p>IVA - CREDITO FISCAL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T_CREDIT_ACCT</text:p>
          </table:table-cell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04</text:p>
          </table:table-cell>
          <table:table-cell office:value-type="string">
            <text:p>1.01.03.04 IMP. A LAS GANANCIAS SDO. A FAVOR</text:p>
          </table:table-cell>
          <table:table-cell office:value-type="string">
            <text:p>IMP. A LAS GANANCIAS SDO. A FAVOR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05</text:p>
          </table:table-cell>
          <table:table-cell office:value-type="string">
            <text:p>1.01.03.05 RETENCIONES - IVA</text:p>
          </table:table-cell>
          <table:table-cell office:value-type="string">
            <text:p>RETENCIONES - IVA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06</text:p>
          </table:table-cell>
          <table:table-cell office:value-type="string">
            <text:p>1.01.03.06 PERCEPCIONES- IVA</text:p>
          </table:table-cell>
          <table:table-cell office:value-type="string">
            <text:p>PERCEPCIONES- IVA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07</text:p>
          </table:table-cell>
          <table:table-cell office:value-type="string">
            <text:p>1.01.03.07 RETENCIONES - INGRESOS BRUTOS</text:p>
          </table:table-cell>
          <table:table-cell office:value-type="string">
            <text:p>RETENCIONES - INGRESOS BRUT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08</text:p>
          </table:table-cell>
          <table:table-cell office:value-type="string">
            <text:p>1.01.03.08 RETENCIONES - IMP. GANANCIAS</text:p>
          </table:table-cell>
          <table:table-cell office:value-type="string">
            <text:p>RETENCIONES - IMP. GANANCI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09</text:p>
          </table:table-cell>
          <table:table-cell office:value-type="string">
            <text:p>1.01.03.09 ANTICIPO IMP. A LAS GANACIAS</text:p>
          </table:table-cell>
          <table:table-cell office:value-type="string">
            <text:p>ANTICIPO IMP. A LAS GANACI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10</text:p>
          </table:table-cell>
          <table:table-cell office:value-type="string">
            <text:p>1.01.03.10 PAGO A CTA. IVA LEY CHEQUE</text:p>
          </table:table-cell>
          <table:table-cell office:value-type="string">
            <text:p>PAGO A CTA. IVA LEY CHEQUE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11</text:p>
          </table:table-cell>
          <table:table-cell office:value-type="string">
            <text:p>1.01.03.11 PAGO A CTA IVA CARGAS SOCIALES</text:p>
          </table:table-cell>
          <table:table-cell office:value-type="string">
            <text:p>PAGO A CTA IVA CARGAS SOCIAL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12</text:p>
          </table:table-cell>
          <table:table-cell office:value-type="string">
            <text:p>1.01.03.12 ASIGNACIONES FAMILIARES</text:p>
          </table:table-cell>
          <table:table-cell office:value-type="string">
            <text:p>ASIGNACIONES FAMILIAR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14</text:p>
          </table:table-cell>
          <table:table-cell office:value-type="string">
            <text:p>1.01.03.14 SALDO A FAVOR ING.BRUTOS</text:p>
          </table:table-cell>
          <table:table-cell office:value-type="string">
            <text:p>SALDO A FAVOR ING.BRUT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16</text:p>
          </table:table-cell>
          <table:table-cell office:value-type="string">
            <text:p>1.01.03.16 RETENCION CCIO.E INDUSTRIA</text:p>
          </table:table-cell>
          <table:table-cell office:value-type="string">
            <text:p>RETENCION CCIO.E INDUSTRIA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18</text:p>
          </table:table-cell>
          <table:table-cell office:value-type="string">
            <text:p>1.01.03.18 RETENCION DE S.U.S.S</text:p>
          </table:table-cell>
          <table:table-cell office:value-type="string">
            <text:p>RETENCION DE S.U.S.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19</text:p>
          </table:table-cell>
          <table:table-cell office:value-type="string">
            <text:p>1.01.03.19 BONOS FISCALES</text:p>
          </table:table-cell>
          <table:table-cell office:value-type="string">
            <text:p>BONOS FISCAL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20</text:p>
          </table:table-cell>
          <table:table-cell office:value-type="string">
            <text:p>1.01.03.20 IMP.CREDITO A CTA GANANCIAS</text:p>
          </table:table-cell>
          <table:table-cell office:value-type="string">
            <text:p>IMP.CREDITO A CTA GANANCI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21</text:p>
          </table:table-cell>
          <table:table-cell office:value-type="string">
            <text:p>1.01.03.21 RECAUDACIONES DE IIBB BANCO</text:p>
          </table:table-cell>
          <table:table-cell office:value-type="string">
            <text:p>RECAUDACIONES DE IIBB BANC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22</text:p>
          </table:table-cell>
          <table:table-cell office:value-type="string">
            <text:p>1.01.03.22 TASA MUNICIPAL DE SEG. E HIGIENE</text:p>
          </table:table-cell>
          <table:table-cell office:value-type="string">
            <text:p>TASA MUNICIPAL DE SEG. E HIGIENE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23</text:p>
          </table:table-cell>
          <table:table-cell office:value-type="string">
            <text:p>1.01.03.23 PERCEPCION INGRESOS BRUTOS</text:p>
          </table:table-cell>
          <table:table-cell office:value-type="string">
            <text:p>PERCEPCION INGRESOS BRUT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3.24</text:p>
          </table:table-cell>
          <table:table-cell office:value-type="string">
            <text:p>1.01.03.24 PERCEPCION MUNICIPAL</text:p>
          </table:table-cell>
          <table:table-cell office:value-type="string">
            <text:p>PERCEPCION MUNICIPAL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3.00</text:p>
          </table:table-cell>
          <table:table-cell table:number-columns-repeated="1013"/>
        </table:table-row>
        <table:table-row table:style-name="ro1">
          <table:table-cell office:value-type="string">
            <text:p>1.01.04.00</text:p>
          </table:table-cell>
          <table:table-cell office:value-type="string">
            <text:p>1.01.04.00 OTROS CREDITOS</text:p>
          </table:table-cell>
          <table:table-cell office:value-type="string">
            <text:p>OTROS CREDIT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1.00.00</text:p>
          </table:table-cell>
          <table:table-cell table:number-columns-repeated="1013"/>
        </table:table-row>
        <table:table-row table:style-name="ro1">
          <table:table-cell office:value-type="string">
            <text:p>1.01.04.04</text:p>
          </table:table-cell>
          <table:table-cell office:value-type="string">
            <text:p>1.01.04.04 DEUDORES VARIOS</text:p>
          </table:table-cell>
          <table:table-cell office:value-type="string">
            <text:p>DEUDORES VARI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1.04.00</text:p>
          </table:table-cell>
          <table:table-cell table:number-columns-repeated="1013"/>
        </table:table-row>
        <table:table-row table:style-name="ro1">
          <table:table-cell office:value-type="string">
            <text:p>1.01.08.00</text:p>
          </table:table-cell>
          <table:table-cell office:value-type="string">
            <text:p>1.01.08.00 BIENES DE CAMBIO</text:p>
          </table:table-cell>
          <table:table-cell office:value-type="string">
            <text:p>BIENES DE CAMBI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1.00.00</text:p>
          </table:table-cell>
          <table:table-cell table:number-columns-repeated="1013"/>
        </table:table-row>
        <table:table-row table:style-name="ro1">
          <table:table-cell office:value-type="string">
            <text:p>1.01.08.01</text:p>
          </table:table-cell>
          <table:table-cell office:value-type="string">
            <text:p>1.01.08.01 MERCADERIA Y MATERIAS PRIMAS</text:p>
          </table:table-cell>
          <table:table-cell office:value-type="string">
            <text:p>MERCADERIA Y MATERIAS PRIM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table:style-name="ce3" office:value-type="string">
            <text:p>P_ASSET_ACCT</text:p>
          </table:table-cell>
          <table:table-cell office:value-type="string">
            <text:p>1.01.08.00</text:p>
          </table:table-cell>
          <table:table-cell table:number-columns-repeated="1013"/>
        </table:table-row>
        <table:table-row table:style-name="ro1">
          <table:table-cell office:value-type="string">
            <text:p>1.02.00.00</text:p>
          </table:table-cell>
          <table:table-cell office:value-type="string">
            <text:p>1.02.00.00 ACTIVO NO CORRIENTE</text:p>
          </table:table-cell>
          <table:table-cell office:value-type="string">
            <text:p>ACTIVO NO CORRIENTE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0.00.00</text:p>
          </table:table-cell>
          <table:table-cell table:number-columns-repeated="1013"/>
        </table:table-row>
        <table:table-row table:style-name="ro1">
          <table:table-cell office:value-type="string">
            <text:p>1.02.01.00</text:p>
          </table:table-cell>
          <table:table-cell office:value-type="string">
            <text:p>1.02.01.00 CREDITOS (NO CORRIENTES)</text:p>
          </table:table-cell>
          <table:table-cell office:value-type="string">
            <text:p>CREDITOS (NO CORRIENTES)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2.00.00</text:p>
          </table:table-cell>
          <table:table-cell table:number-columns-repeated="1013"/>
        </table:table-row>
        <table:table-row table:style-name="ro1">
          <table:table-cell office:value-type="string">
            <text:p>1.02.02.00</text:p>
          </table:table-cell>
          <table:table-cell office:value-type="string">
            <text:p>1.02.02.00 INVERSIONES</text:p>
          </table:table-cell>
          <table:table-cell office:value-type="string">
            <text:p>INVERSION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2.00.00</text:p>
          </table:table-cell>
          <table:table-cell table:number-columns-repeated="1013"/>
        </table:table-row>
        <table:table-row table:style-name="ro1">
          <table:table-cell office:value-type="string">
            <text:p>1.02.02.01</text:p>
          </table:table-cell>
          <table:table-cell office:value-type="string">
            <text:p>1.02.02.01 INVERSIONES</text:p>
          </table:table-cell>
          <table:table-cell office:value-type="string">
            <text:p>INVERSION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2.00</text:p>
          </table:table-cell>
          <table:table-cell table:number-columns-repeated="1013"/>
        </table:table-row>
        <table:table-row table:style-name="ro1">
          <table:table-cell office:value-type="string">
            <text:p>1.02.03.00</text:p>
          </table:table-cell>
          <table:table-cell office:value-type="string">
            <text:p>1.02.03.00 BIENES DE USO</text:p>
          </table:table-cell>
          <table:table-cell office:value-type="string">
            <text:p>BIENES DE US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2.00.00</text:p>
          </table:table-cell>
          <table:table-cell table:number-columns-repeated="1013"/>
        </table:table-row>
        <table:table-row table:style-name="ro1">
          <table:table-cell office:value-type="string">
            <text:p>1.02.03.01</text:p>
          </table:table-cell>
          <table:table-cell office:value-type="string">
            <text:p>1.02.03.01 MUEBLES Y UTILES</text:p>
          </table:table-cell>
          <table:table-cell office:value-type="string">
            <text:p>MUEBLES Y UTIL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3.00</text:p>
          </table:table-cell>
          <table:table-cell table:number-columns-repeated="1013"/>
        </table:table-row>
        <table:table-row table:style-name="ro1">
          <table:table-cell office:value-type="string">
            <text:p>1.02.03.02</text:p>
          </table:table-cell>
          <table:table-cell office:value-type="string">
            <text:p>1.02.03.02 MAQUINAS Y EQUIPOS</text:p>
          </table:table-cell>
          <table:table-cell office:value-type="string">
            <text:p>MAQUINAS Y EQUIP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3.00</text:p>
          </table:table-cell>
          <table:table-cell table:number-columns-repeated="1013"/>
        </table:table-row>
        <table:table-row table:style-name="ro1">
          <table:table-cell office:value-type="string">
            <text:p>1.02.03.03</text:p>
          </table:table-cell>
          <table:table-cell office:value-type="string">
            <text:p>1.02.03.03 INSTALACIONES</text:p>
          </table:table-cell>
          <table:table-cell office:value-type="string">
            <text:p>INSTALACION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3.00</text:p>
          </table:table-cell>
          <table:table-cell table:number-columns-repeated="1013"/>
        </table:table-row>
        <table:table-row table:style-name="ro1">
          <table:table-cell office:value-type="string">
            <text:p>1.02.03.04</text:p>
          </table:table-cell>
          <table:table-cell office:value-type="string">
            <text:p>1.02.03.04 RODADOS</text:p>
          </table:table-cell>
          <table:table-cell office:value-type="string">
            <text:p>RODAD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3.00</text:p>
          </table:table-cell>
          <table:table-cell table:number-columns-repeated="1013"/>
        </table:table-row>
        <table:table-row table:style-name="ro1">
          <table:table-cell office:value-type="string">
            <text:p>1.02.03.05</text:p>
          </table:table-cell>
          <table:table-cell office:value-type="string">
            <text:p>1.02.03.05 EQUIPOS DE COMPUTACION</text:p>
          </table:table-cell>
          <table:table-cell office:value-type="string">
            <text:p>EQUIPOS DE COMPUTACION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3.00</text:p>
          </table:table-cell>
          <table:table-cell table:number-columns-repeated="1013"/>
        </table:table-row>
        <table:table-row table:style-name="ro1">
          <table:table-cell office:value-type="string">
            <text:p>1.02.03.06</text:p>
          </table:table-cell>
          <table:table-cell office:value-type="string">
            <text:p>1.02.03.06 HERRAMIENTAS</text:p>
          </table:table-cell>
          <table:table-cell office:value-type="string">
            <text:p>HERRAMIENT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3.00</text:p>
          </table:table-cell>
          <table:table-cell table:number-columns-repeated="1013"/>
        </table:table-row>
        <table:table-row table:style-name="ro1">
          <table:table-cell office:value-type="string">
            <text:p>1.02.03.07</text:p>
          </table:table-cell>
          <table:table-cell office:value-type="string">
            <text:p>1.02.03.07 MEJORA INMUEBLE</text:p>
          </table:table-cell>
          <table:table-cell office:value-type="string">
            <text:p>MEJORA INMUEBLE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3.00</text:p>
          </table:table-cell>
          <table:table-cell table:number-columns-repeated="1013"/>
        </table:table-row>
        <table:table-row table:style-name="ro1">
          <table:table-cell office:value-type="string">
            <text:p>1.02.03.08</text:p>
          </table:table-cell>
          <table:table-cell office:value-type="string">
            <text:p>1.02.03.08 INMUEBLES</text:p>
          </table:table-cell>
          <table:table-cell office:value-type="string">
            <text:p>INMUEBL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3.00</text:p>
          </table:table-cell>
          <table:table-cell table:number-columns-repeated="1013"/>
        </table:table-row>
        <table:table-row table:style-name="ro1">
          <table:table-cell office:value-type="string">
            <text:p>1.02.04.00</text:p>
          </table:table-cell>
          <table:table-cell office:value-type="string">
            <text:p>1.02.04.00 AMORTIZACIONES ACUMULADAS</text:p>
          </table:table-cell>
          <table:table-cell office:value-type="string">
            <text:p>AMORTIZACIONES ACUMULAD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2.00.00</text:p>
          </table:table-cell>
          <table:table-cell table:number-columns-repeated="1013"/>
        </table:table-row>
        <table:table-row table:style-name="ro1">
          <table:table-cell office:value-type="string">
            <text:p>1.02.04.01</text:p>
          </table:table-cell>
          <table:table-cell office:value-type="string">
            <text:p>1.02.04.01 AMORT. ACUM. MUEBLES Y UTILES</text:p>
          </table:table-cell>
          <table:table-cell office:value-type="string">
            <text:p>AMORT. ACUM. MUEBLES Y UTIL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4.00</text:p>
          </table:table-cell>
          <table:table-cell table:number-columns-repeated="1013"/>
        </table:table-row>
        <table:table-row table:style-name="ro1">
          <table:table-cell office:value-type="string">
            <text:p>1.02.04.02</text:p>
          </table:table-cell>
          <table:table-cell office:value-type="string">
            <text:p>1.02.04.02 AMORT. ACUM. MAQUINAS Y EQUIPOS</text:p>
          </table:table-cell>
          <table:table-cell office:value-type="string">
            <text:p>AMORT. ACUM. MAQUINAS Y EQUIP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4.00</text:p>
          </table:table-cell>
          <table:table-cell table:number-columns-repeated="1013"/>
        </table:table-row>
        <table:table-row table:style-name="ro1">
          <table:table-cell office:value-type="string">
            <text:p>1.02.04.03</text:p>
          </table:table-cell>
          <table:table-cell office:value-type="string">
            <text:p>1.02.04.03 AMORT. ACUM. INSTALACIONES</text:p>
          </table:table-cell>
          <table:table-cell office:value-type="string">
            <text:p>AMORT. ACUM. INSTALACION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4.00</text:p>
          </table:table-cell>
          <table:table-cell table:number-columns-repeated="1013"/>
        </table:table-row>
        <table:table-row table:style-name="ro1">
          <table:table-cell office:value-type="string">
            <text:p>1.02.04.04</text:p>
          </table:table-cell>
          <table:table-cell office:value-type="string">
            <text:p>1.02.04.04 AMORT. ACUM. RODADOS</text:p>
          </table:table-cell>
          <table:table-cell office:value-type="string">
            <text:p>AMORT. ACUM. RODAD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4.00</text:p>
          </table:table-cell>
          <table:table-cell table:number-columns-repeated="1013"/>
        </table:table-row>
        <table:table-row table:style-name="ro1">
          <table:table-cell office:value-type="string">
            <text:p>1.02.04.05</text:p>
          </table:table-cell>
          <table:table-cell office:value-type="string">
            <text:p>1.02.04.05 AMORT. ACUMULADA EQUIPOS COMPUT.</text:p>
          </table:table-cell>
          <table:table-cell office:value-type="string">
            <text:p>AMORT. ACUMULADA EQUIPOS COMPUT.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4.00</text:p>
          </table:table-cell>
          <table:table-cell table:number-columns-repeated="1013"/>
        </table:table-row>
        <table:table-row table:style-name="ro1">
          <table:table-cell office:value-type="string">
            <text:p>1.02.04.06</text:p>
          </table:table-cell>
          <table:table-cell office:value-type="string">
            <text:p>1.02.04.06 AMORT.ACUM.HERRAMIENTA</text:p>
          </table:table-cell>
          <table:table-cell office:value-type="string">
            <text:p>AMORT.ACUM.HERRAMIENTA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4.00</text:p>
          </table:table-cell>
          <table:table-cell table:number-columns-repeated="1013"/>
        </table:table-row>
        <table:table-row table:style-name="ro1">
          <table:table-cell office:value-type="string">
            <text:p>1.02.04.07</text:p>
          </table:table-cell>
          <table:table-cell office:value-type="string">
            <text:p>1.02.04.07 AMORT.ACUM.INMUEBLE</text:p>
          </table:table-cell>
          <table:table-cell office:value-type="string">
            <text:p>AMORT.ACUM.INMUEBLE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4.00</text:p>
          </table:table-cell>
          <table:table-cell table:number-columns-repeated="1013"/>
        </table:table-row>
        <table:table-row table:style-name="ro1">
          <table:table-cell office:value-type="string">
            <text:p>1.02.04.08</text:p>
          </table:table-cell>
          <table:table-cell office:value-type="string">
            <text:p>1.02.04.08 AMORT.ACUM.MEJORAS INMUEBLES</text:p>
          </table:table-cell>
          <table:table-cell office:value-type="string">
            <text:p>AMORT.ACUM.MEJORAS INMUEBL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4.00</text:p>
          </table:table-cell>
          <table:table-cell table:number-columns-repeated="1013"/>
        </table:table-row>
        <table:table-row table:style-name="ro1">
          <table:table-cell office:value-type="string">
            <text:p>1.02.05.00</text:p>
          </table:table-cell>
          <table:table-cell office:value-type="string">
            <text:p>1.02.05.00 ACTIVOS INTANGIBLES</text:p>
          </table:table-cell>
          <table:table-cell office:value-type="string">
            <text:p>ACTIVOS INTANGIBL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2.00.00</text:p>
          </table:table-cell>
          <table:table-cell table:number-columns-repeated="1013"/>
        </table:table-row>
        <table:table-row table:style-name="ro1">
          <table:table-cell office:value-type="string">
            <text:p>1.02.05.01</text:p>
          </table:table-cell>
          <table:table-cell office:value-type="string">
            <text:p>1.02.05.01 SOFTWARE</text:p>
          </table:table-cell>
          <table:table-cell office:value-type="string">
            <text:p>SOFTWARE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5.00</text:p>
          </table:table-cell>
          <table:table-cell table:number-columns-repeated="1013"/>
        </table:table-row>
        <table:table-row table:style-name="ro1">
          <table:table-cell office:value-type="string">
            <text:p>1.02.05.02</text:p>
          </table:table-cell>
          <table:table-cell office:value-type="string">
            <text:p>1.02.05.02 AMORTIZACION ACUMULADA SOFTWARE</text:p>
          </table:table-cell>
          <table:table-cell office:value-type="string">
            <text:p>AMORTIZACION ACUMULADA SOFTWARE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.02.05.00</text:p>
          </table:table-cell>
          <table:table-cell table:number-columns-repeated="1013"/>
        </table:table-row>
        <table:table-row table:style-name="ro1">
          <table:table-cell office:value-type="string">
            <text:p>1.03.00.01</text:p>
          </table:table-cell>
          <table:table-cell office:value-type="string">
            <text:p>1.03.00.01 BALANCEO MONEDA EXTRANJERA</text:p>
          </table:table-cell>
          <table:table-cell office:value-type="string">
            <text:p>BALANCEO MONEDA EXTRANJERA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URRENCYBALANCING_ACCT</text:p>
          </table:table-cell>
          <table:table-cell office:value-type="string">
            <text:p>1.00.00.00</text:p>
          </table:table-cell>
          <table:table-cell table:number-columns-repeated="1013"/>
        </table:table-row>
        <table:table-row table:style-name="ro1">
          <table:table-cell office:value-type="string">
            <text:p>2.00.00.00</text:p>
          </table:table-cell>
          <table:table-cell office:value-type="string">
            <text:p>2.00.00.00 P A S I V O</text:p>
          </table:table-cell>
          <table:table-cell office:value-type="string">
            <text:p>P A S I V O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>
            <text:p>2.01.00.00</text:p>
          </table:table-cell>
          <table:table-cell office:value-type="string">
            <text:p>2.01.00.00 PASIVO CORRIENTE</text:p>
          </table:table-cell>
          <table:table-cell office:value-type="string">
            <text:p>PASIVO CORRIENTE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0.00.00</text:p>
          </table:table-cell>
          <table:table-cell table:number-columns-repeated="1013"/>
        </table:table-row>
        <table:table-row table:style-name="ro1">
          <table:table-cell office:value-type="string">
            <text:p>2.01.01.00</text:p>
          </table:table-cell>
          <table:table-cell office:value-type="string">
            <text:p>2.01.01.00 DEUDAS COMERCIALES</text:p>
          </table:table-cell>
          <table:table-cell office:value-type="string">
            <text:p>DEUDAS COMERCIALE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1.00.00</text:p>
          </table:table-cell>
          <table:table-cell table:number-columns-repeated="1013"/>
        </table:table-row>
        <table:table-row table:style-name="ro1">
          <table:table-cell office:value-type="string">
            <text:p>2.01.01.01</text:p>
          </table:table-cell>
          <table:table-cell office:value-type="string">
            <text:p>2.01.01.01 PROVEEDORES - NACIONALES</text:p>
          </table:table-cell>
          <table:table-cell office:value-type="string">
            <text:p>PROVEEDORES - NACIONALE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V_LIABILITY_ACCT</text:p>
          </table:table-cell>
          <table:table-cell office:value-type="string">
            <text:p>2.01.01.00</text:p>
          </table:table-cell>
          <table:table-cell table:number-columns-repeated="1013"/>
        </table:table-row>
        <table:table-row table:style-name="ro1">
          <table:table-cell office:value-type="string">
            <text:p>2.01.01.02</text:p>
          </table:table-cell>
          <table:table-cell office:value-type="string">
            <text:p>2.01.01.02 PROVEEDORES - COMERCIO EXTERIOR</text:p>
          </table:table-cell>
          <table:table-cell office:value-type="string">
            <text:p>PROVEEDORES - COMERCIO EXTERIO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1.00</text:p>
          </table:table-cell>
          <table:table-cell table:number-columns-repeated="1013"/>
        </table:table-row>
        <table:table-row table:style-name="ro1">
          <table:table-cell office:value-type="string">
            <text:p>2.01.01.03</text:p>
          </table:table-cell>
          <table:table-cell office:value-type="string">
            <text:p>2.01.01.03 PROVEEDORES EN GESTION DE PAGOS</text:p>
          </table:table-cell>
          <table:table-cell office:value-type="string">
            <text:p>PROVEEDORES EN GESTION DE PAGO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B_PAYMENTSELECT_ACCT</text:p>
          </table:table-cell>
          <table:table-cell office:value-type="string">
            <text:p>2.01.01.00</text:p>
          </table:table-cell>
          <table:table-cell table:number-columns-repeated="1013"/>
        </table:table-row>
        <table:table-row table:style-name="ro1">
          <table:table-cell office:value-type="string">
            <text:p>2.01.01.04</text:p>
          </table:table-cell>
          <table:table-cell office:value-type="string">
            <text:p>2.01.01.04 PROVEEDORES EMPRESAS DEL GRUPO</text:p>
          </table:table-cell>
          <table:table-cell office:value-type="string">
            <text:p>PROVEEDORES EMPRESAS DEL GRUPO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INTERCOMPANYDUETO_ACCT</text:p>
          </table:table-cell>
          <table:table-cell office:value-type="string">
            <text:p>2.01.01.00</text:p>
          </table:table-cell>
          <table:table-cell table:number-columns-repeated="1013"/>
        </table:table-row>
        <table:table-row table:style-name="ro1">
          <table:table-cell office:value-type="string">
            <text:p>2.01.01.06</text:p>
          </table:table-cell>
          <table:table-cell office:value-type="string">
            <text:p>2.01.01.06 PAGOS BANCARIOS EN TRANSITO</text:p>
          </table:table-cell>
          <table:table-cell office:value-type="string">
            <text:p>PAGOS BANCARIOS EN TRANSIT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B_INTRANSIT_ACCT</text:p>
          </table:table-cell>
          <table:table-cell office:value-type="string">
            <text:p>2.01.01.00</text:p>
          </table:table-cell>
          <table:table-cell table:number-columns-repeated="1013"/>
        </table:table-row>
        <table:table-row table:style-name="ro1">
          <table:table-cell office:value-type="string">
            <text:p>2.01.01.07</text:p>
          </table:table-cell>
          <table:table-cell office:value-type="string">
            <text:p>2.01.01.07 PAGOS EN EFECTIVO EN TRANSITO</text:p>
          </table:table-cell>
          <table:table-cell office:value-type="string">
            <text:p>PAGOS EN EFECTIVO EN TRANSIT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B_CASHTRANSFER_ACCT</text:p>
          </table:table-cell>
          <table:table-cell office:value-type="string">
            <text:p>2.01.01.00</text:p>
          </table:table-cell>
          <table:table-cell table:number-columns-repeated="1013"/>
        </table:table-row>
        <table:table-row table:style-name="ro1">
          <table:table-cell office:value-type="string">
            <text:p>2.01.02.00</text:p>
          </table:table-cell>
          <table:table-cell office:value-type="string">
            <text:p>2.01.02.00 DEUDAS BANCARIAS</text:p>
          </table:table-cell>
          <table:table-cell office:value-type="string">
            <text:p>DEUDAS BANCARIA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1.00.00</text:p>
          </table:table-cell>
          <table:table-cell table:number-columns-repeated="1013"/>
        </table:table-row>
        <table:table-row table:style-name="ro1">
          <table:table-cell office:value-type="string">
            <text:p>2.01.02.05</text:p>
          </table:table-cell>
          <table:table-cell office:value-type="string">
            <text:p>2.01.02.05 TARJETA DE CREDITO</text:p>
          </table:table-cell>
          <table:table-cell office:value-type="string">
            <text:p>TARJETA DE CREDITO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2.00</text:p>
          </table:table-cell>
          <table:table-cell table:number-columns-repeated="1013"/>
        </table:table-row>
        <table:table-row table:style-name="ro1">
          <table:table-cell office:value-type="string">
            <text:p>2.01.03.00</text:p>
          </table:table-cell>
          <table:table-cell office:value-type="string">
            <text:p>2.01.03.00 DEUDAS FISCALES</text:p>
          </table:table-cell>
          <table:table-cell office:value-type="string">
            <text:p>DEUDAS FISCALE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1.00.00</text:p>
          </table:table-cell>
          <table:table-cell table:number-columns-repeated="1013"/>
        </table:table-row>
        <table:table-row table:style-name="ro1">
          <table:table-cell office:value-type="string">
            <text:p>2.01.03.01</text:p>
          </table:table-cell>
          <table:table-cell office:value-type="string">
            <text:p>2.01.03.01 TASA COMERCIO E IND. A PAGAR</text:p>
          </table:table-cell>
          <table:table-cell office:value-type="string">
            <text:p>TASA COMERCIO E IND.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3.00</text:p>
          </table:table-cell>
          <table:table-cell table:number-columns-repeated="1013"/>
        </table:table-row>
        <table:table-row table:style-name="ro1">
          <table:table-cell office:value-type="string">
            <text:p>2.01.03.02</text:p>
          </table:table-cell>
          <table:table-cell office:value-type="string">
            <text:p>2.01.03.02 INGRESOS BRUTOS A PAGAR</text:p>
          </table:table-cell>
          <table:table-cell office:value-type="string">
            <text:p>INGRESOS BRUTOS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3.00</text:p>
          </table:table-cell>
          <table:table-cell table:number-columns-repeated="1013"/>
        </table:table-row>
        <table:table-row table:style-name="ro1">
          <table:table-cell office:value-type="string">
            <text:p>2.01.03.03</text:p>
          </table:table-cell>
          <table:table-cell office:value-type="string">
            <text:p>2.01.03.03 IVA A PAGAR</text:p>
          </table:table-cell>
          <table:table-cell office:value-type="string">
            <text:p>IVA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3.00</text:p>
          </table:table-cell>
          <table:table-cell table:number-columns-repeated="1013"/>
        </table:table-row>
        <table:table-row table:style-name="ro1">
          <table:table-cell office:value-type="string">
            <text:p>2.01.03.04</text:p>
          </table:table-cell>
          <table:table-cell office:value-type="string">
            <text:p>2.01.03.04 IVA - DEBITO FISCAL</text:p>
          </table:table-cell>
          <table:table-cell office:value-type="string">
            <text:p>IVA - DEBITO FISCAL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T_DUE_ACCT</text:p>
          </table:table-cell>
          <table:table-cell office:value-type="string">
            <text:p>2.01.03.00</text:p>
          </table:table-cell>
          <table:table-cell table:number-columns-repeated="1013"/>
        </table:table-row>
        <table:table-row table:style-name="ro1">
          <table:table-cell office:value-type="string">
            <text:p>2.01.03.08</text:p>
          </table:table-cell>
          <table:table-cell office:value-type="string">
            <text:p>2.01.03.08 MORATORIA D.G.I.</text:p>
          </table:table-cell>
          <table:table-cell office:value-type="string">
            <text:p>MORATORIA D.G.I.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3.00</text:p>
          </table:table-cell>
          <table:table-cell table:number-columns-repeated="1013"/>
        </table:table-row>
        <table:table-row table:style-name="ro1">
          <table:table-cell office:value-type="string">
            <text:p>2.01.03.09</text:p>
          </table:table-cell>
          <table:table-cell office:value-type="string">
            <text:p>2.01.03.09 MORATORIA ING. BRUTOS</text:p>
          </table:table-cell>
          <table:table-cell office:value-type="string">
            <text:p>MORATORIA ING. BRUTO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3.00</text:p>
          </table:table-cell>
          <table:table-cell table:number-columns-repeated="1013"/>
        </table:table-row>
        <table:table-row table:style-name="ro1">
          <table:table-cell office:value-type="string">
            <text:p>2.01.03.10</text:p>
          </table:table-cell>
          <table:table-cell office:value-type="string">
            <text:p>2.01.03.10 IMP. A LAS GANANCIAS A PAGAR</text:p>
          </table:table-cell>
          <table:table-cell office:value-type="string">
            <text:p>IMP. A LAS GANANCIAS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3.00</text:p>
          </table:table-cell>
          <table:table-cell table:number-columns-repeated="1013"/>
        </table:table-row>
        <table:table-row table:style-name="ro1">
          <table:table-cell office:value-type="string">
            <text:p>2.01.03.13</text:p>
          </table:table-cell>
          <table:table-cell office:value-type="string">
            <text:p>2.01.03.13 RETENCIONE DE GANANCIAS PRACTICADOS</text:p>
          </table:table-cell>
          <table:table-cell office:value-type="string">
            <text:p>RETENCIONE DE GANANCIAS PRACTICADO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3.00</text:p>
          </table:table-cell>
          <table:table-cell table:number-columns-repeated="1013"/>
        </table:table-row>
        <table:table-row table:style-name="ro1">
          <table:table-cell office:value-type="string">
            <text:p>2.01.04.00</text:p>
          </table:table-cell>
          <table:table-cell office:value-type="string">
            <text:p>2.01.04.00 DEUDAS SOCIALES</text:p>
          </table:table-cell>
          <table:table-cell office:value-type="string">
            <text:p>DEUDAS SOCIALE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1.00.00</text:p>
          </table:table-cell>
          <table:table-cell table:number-columns-repeated="1013"/>
        </table:table-row>
        <table:table-row table:style-name="ro1">
          <table:table-cell office:value-type="string">
            <text:p>2.01.04.01</text:p>
          </table:table-cell>
          <table:table-cell office:value-type="string">
            <text:p>2.01.04.01 SUELDOS Y JORNALES A PAGAR</text:p>
          </table:table-cell>
          <table:table-cell office:value-type="string">
            <text:p>SUELDOS Y JORNALES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4.00</text:p>
          </table:table-cell>
          <table:table-cell table:number-columns-repeated="1013"/>
        </table:table-row>
        <table:table-row table:style-name="ro1">
          <table:table-cell office:value-type="string">
            <text:p>2.01.04.02</text:p>
          </table:table-cell>
          <table:table-cell office:value-type="string">
            <text:p>2.01.04.02 APORTES SEG. SOCIAL A PAGAR</text:p>
          </table:table-cell>
          <table:table-cell office:value-type="string">
            <text:p>APORTES SEG. SOCIAL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4.00</text:p>
          </table:table-cell>
          <table:table-cell table:number-columns-repeated="1013"/>
        </table:table-row>
        <table:table-row table:style-name="ro1">
          <table:table-cell office:value-type="string">
            <text:p>2.01.04.03</text:p>
          </table:table-cell>
          <table:table-cell office:value-type="string">
            <text:p>2.01.04.03 APORTES OBRA SOCIAL A PAGAR</text:p>
          </table:table-cell>
          <table:table-cell office:value-type="string">
            <text:p>APORTES OBRA SOCIAL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4.00</text:p>
          </table:table-cell>
          <table:table-cell table:number-columns-repeated="1013"/>
        </table:table-row>
        <table:table-row table:style-name="ro1">
          <table:table-cell office:value-type="string">
            <text:p>2.01.04.04</text:p>
          </table:table-cell>
          <table:table-cell office:value-type="string">
            <text:p>2.01.04.04 CONT. SEG. SOCIAL A PAGAR</text:p>
          </table:table-cell>
          <table:table-cell office:value-type="string">
            <text:p>CONT. SEG. SOCIAL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4.00</text:p>
          </table:table-cell>
          <table:table-cell table:number-columns-repeated="1013"/>
        </table:table-row>
        <table:table-row table:style-name="ro1">
          <table:table-cell office:value-type="string">
            <text:p>2.01.04.05</text:p>
          </table:table-cell>
          <table:table-cell office:value-type="string">
            <text:p>2.01.04.05 CONT. OBRA SOCIAL A PAGAR</text:p>
          </table:table-cell>
          <table:table-cell office:value-type="string">
            <text:p>CONT. OBRA SOCIAL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4.00</text:p>
          </table:table-cell>
          <table:table-cell table:number-columns-repeated="1013"/>
        </table:table-row>
        <table:table-row table:style-name="ro1">
          <table:table-cell office:value-type="string">
            <text:p>2.01.04.06</text:p>
          </table:table-cell>
          <table:table-cell office:value-type="string">
            <text:p>2.01.04.06 A.R.T A PAGAR</text:p>
          </table:table-cell>
          <table:table-cell office:value-type="string">
            <text:p>A.R.T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4.00</text:p>
          </table:table-cell>
          <table:table-cell table:number-columns-repeated="1013"/>
        </table:table-row>
        <table:table-row table:style-name="ro1">
          <table:table-cell office:value-type="string">
            <text:p>2.01.04.07</text:p>
          </table:table-cell>
          <table:table-cell office:value-type="string">
            <text:p>2.01.04.07 APORTES SINDICALES A PAGAR</text:p>
          </table:table-cell>
          <table:table-cell office:value-type="string">
            <text:p>APORTES SINDICALES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4.00</text:p>
          </table:table-cell>
          <table:table-cell table:number-columns-repeated="1013"/>
        </table:table-row>
        <table:table-row table:style-name="ro1">
          <table:table-cell office:value-type="string">
            <text:p>2.01.04.09</text:p>
          </table:table-cell>
          <table:table-cell office:value-type="string">
            <text:p>2.01.04.09 APORTES NO AFILIADO A PAGAR</text:p>
          </table:table-cell>
          <table:table-cell office:value-type="string">
            <text:p>APORTES NO AFILIADO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4.00</text:p>
          </table:table-cell>
          <table:table-cell table:number-columns-repeated="1013"/>
        </table:table-row>
        <table:table-row table:style-name="ro1">
          <table:table-cell office:value-type="string">
            <text:p>2.01.05.00</text:p>
          </table:table-cell>
          <table:table-cell office:value-type="string">
            <text:p>2.01.05.00 DEUDAS VARIAS</text:p>
          </table:table-cell>
          <table:table-cell office:value-type="string">
            <text:p>DEUDAS VARIA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1.00.00</text:p>
          </table:table-cell>
          <table:table-cell table:number-columns-repeated="1013"/>
        </table:table-row>
        <table:table-row table:style-name="ro1">
          <table:table-cell office:value-type="string">
            <text:p>2.01.05.02</text:p>
          </table:table-cell>
          <table:table-cell office:value-type="string">
            <text:p>2.01.05.02 GASTOS A PAGAR</text:p>
          </table:table-cell>
          <table:table-cell office:value-type="string">
            <text:p>GASTOS A PA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5.00</text:p>
          </table:table-cell>
          <table:table-cell table:number-columns-repeated="1013"/>
        </table:table-row>
        <table:table-row table:style-name="ro1">
          <table:table-cell office:value-type="string">
            <text:p>2.01.05.03</text:p>
          </table:table-cell>
          <table:table-cell office:value-type="string">
            <text:p>2.01.05.03 ACREEDORES VARIOS</text:p>
          </table:table-cell>
          <table:table-cell office:value-type="string">
            <text:p>ACREEDORES VARIO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5.00</text:p>
          </table:table-cell>
          <table:table-cell table:number-columns-repeated="1013"/>
        </table:table-row>
        <table:table-row table:style-name="ro1">
          <table:table-cell office:value-type="string">
            <text:p>2.01.05.04</text:p>
          </table:table-cell>
          <table:table-cell office:value-type="string">
            <text:p>2.01.05.04 RET.IIBB A CARGAR</text:p>
          </table:table-cell>
          <table:table-cell office:value-type="string">
            <text:p>RET.IIBB A CAR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5.00</text:p>
          </table:table-cell>
          <table:table-cell table:number-columns-repeated="1013"/>
        </table:table-row>
        <table:table-row table:style-name="ro1">
          <table:table-cell office:value-type="string">
            <text:p>2.01.05.05</text:p>
          </table:table-cell>
          <table:table-cell office:value-type="string">
            <text:p>2.01.05.05 RET.IVA A CARGAR</text:p>
          </table:table-cell>
          <table:table-cell office:value-type="string">
            <text:p>RET.IVA A CARGA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1.05.00</text:p>
          </table:table-cell>
          <table:table-cell table:number-columns-repeated="1013"/>
        </table:table-row>
        <table:table-row table:style-name="ro1">
          <table:table-cell office:value-type="string">
            <text:p>2.01.05.06</text:p>
          </table:table-cell>
          <table:table-cell table:style-name="ce3" office:value-type="string">
            <text:p>2.01.05.06 DEUDAS A CORTO PLAZO</text:p>
          </table:table-cell>
          <table:table-cell office:value-type="string">
            <text:p>DEUDAS A CORTO PLAZO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NOTINVOICEDRECEIPTS_ACCT</text:p>
          </table:table-cell>
          <table:table-cell office:value-type="string">
            <text:p>2.01.00.00</text:p>
          </table:table-cell>
          <table:table-cell table:number-columns-repeated="1013"/>
        </table:table-row>
        <table:table-row table:style-name="ro1">
          <table:table-cell office:value-type="string">
            <text:p>2.02.00.00</text:p>
          </table:table-cell>
          <table:table-cell office:value-type="string">
            <text:p>2.02.00.00 PASIVO NO CORRIENTE</text:p>
          </table:table-cell>
          <table:table-cell office:value-type="string">
            <text:p>PASIVO NO CORRIENTE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0.00.00</text:p>
          </table:table-cell>
          <table:table-cell table:number-columns-repeated="1013"/>
        </table:table-row>
        <table:table-row table:style-name="ro1">
          <table:table-cell office:value-type="string">
            <text:p>2.02.01.00</text:p>
          </table:table-cell>
          <table:table-cell office:value-type="string">
            <text:p>2.02.01.00 DEUDAS COMERCIALES (N.C.)</text:p>
          </table:table-cell>
          <table:table-cell office:value-type="string">
            <text:p>DEUDAS COMERCIALES (N.C.)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2.00.00</text:p>
          </table:table-cell>
          <table:table-cell table:number-columns-repeated="1013"/>
        </table:table-row>
        <table:table-row table:style-name="ro1">
          <table:table-cell office:value-type="string">
            <text:p>2.02.02.00</text:p>
          </table:table-cell>
          <table:table-cell office:value-type="string">
            <text:p>2.02.02.00 DEUDAS FINANCIERAS (N.C.)</text:p>
          </table:table-cell>
          <table:table-cell office:value-type="string">
            <text:p>DEUDAS FINANCIERAS (N.C.)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2.00.00</text:p>
          </table:table-cell>
          <table:table-cell table:number-columns-repeated="1013"/>
        </table:table-row>
        <table:table-row table:style-name="ro1">
          <table:table-cell office:value-type="string">
            <text:p>2.02.03.00</text:p>
          </table:table-cell>
          <table:table-cell office:value-type="string">
            <text:p>2.02.03.00 DEUDAS IMPOSITIVAS (N.C.)</text:p>
          </table:table-cell>
          <table:table-cell office:value-type="string">
            <text:p>DEUDAS IMPOSITIVAS (N.C.)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2.00.00</text:p>
          </table:table-cell>
          <table:table-cell table:number-columns-repeated="1013"/>
        </table:table-row>
        <table:table-row table:style-name="ro1">
          <table:table-cell office:value-type="string">
            <text:p>2.02.03.01</text:p>
          </table:table-cell>
          <table:table-cell office:value-type="string">
            <text:p>2.02.03.01 DEUDA MORATORIA DGR</text:p>
          </table:table-cell>
          <table:table-cell office:value-type="string">
            <text:p>DEUDA MORATORIA DGR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.02.03.00</text:p>
          </table:table-cell>
          <table:table-cell table:number-columns-repeated="1013"/>
        </table:table-row>
        <table:table-row table:style-name="ro1">
          <table:table-cell office:value-type="string">
            <text:p>3.00.00.00</text:p>
          </table:table-cell>
          <table:table-cell office:value-type="string">
            <text:p>3.00.00.00 PATRIMONIO NETO</text:p>
          </table:table-cell>
          <table:table-cell office:value-type="string">
            <text:p>PATRIMONIO NETO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>
            <text:p>3.01.00.00</text:p>
          </table:table-cell>
          <table:table-cell office:value-type="string">
            <text:p>3.01.00.00 CAPITAL SOCIAL</text:p>
          </table:table-cell>
          <table:table-cell office:value-type="string">
            <text:p>CAPITAL SOCIAL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3.00.00.00</text:p>
          </table:table-cell>
          <table:table-cell table:number-columns-repeated="1013"/>
        </table:table-row>
        <table:table-row table:style-name="ro1">
          <table:table-cell office:value-type="string">
            <text:p>3.01.00.01</text:p>
          </table:table-cell>
          <table:table-cell office:value-type="string">
            <text:p>3.01.00.01 CAPITAL SOCIAL</text:p>
          </table:table-cell>
          <table:table-cell office:value-type="string">
            <text:p>CAPITAL SOCIAL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3.01.00.00</text:p>
          </table:table-cell>
          <table:table-cell table:number-columns-repeated="1013"/>
        </table:table-row>
        <table:table-row table:style-name="ro1">
          <table:table-cell office:value-type="string">
            <text:p>3.01.00.02</text:p>
          </table:table-cell>
          <table:table-cell office:value-type="string">
            <text:p>3.01.00.02 AJUSTE AL CAPITAL</text:p>
          </table:table-cell>
          <table:table-cell office:value-type="string">
            <text:p>AJUSTE AL CAPITAL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3.01.00.00</text:p>
          </table:table-cell>
          <table:table-cell table:number-columns-repeated="1013"/>
        </table:table-row>
        <table:table-row table:style-name="ro1">
          <table:table-cell office:value-type="string">
            <text:p>3.01.00.03</text:p>
          </table:table-cell>
          <table:table-cell office:value-type="string">
            <text:p>3.01.00.03 APORTE IRREVOCABLE DE CAPITAL</text:p>
          </table:table-cell>
          <table:table-cell office:value-type="string">
            <text:p>APORTE IRREVOCABLE DE CAPITAL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3.01.00.00</text:p>
          </table:table-cell>
          <table:table-cell table:number-columns-repeated="1013"/>
        </table:table-row>
        <table:table-row table:style-name="ro1">
          <table:table-cell office:value-type="string">
            <text:p>3.01.00.04</text:p>
          </table:table-cell>
          <table:table-cell office:value-type="string">
            <text:p>3.01.00.04 AJUSTE DE EJRC. ANTERIORES</text:p>
          </table:table-cell>
          <table:table-cell office:value-type="string">
            <text:p>AJUSTE DE EJRC. ANTERIORES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3.01.00.00</text:p>
          </table:table-cell>
          <table:table-cell table:number-columns-repeated="1013"/>
        </table:table-row>
        <table:table-row table:style-name="ro1">
          <table:table-cell office:value-type="string">
            <text:p>3.02.00.00</text:p>
          </table:table-cell>
          <table:table-cell office:value-type="string">
            <text:p>3.02.00.00 RESERVAS</text:p>
          </table:table-cell>
          <table:table-cell office:value-type="string">
            <text:p>RESERVAS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3.00.00.00</text:p>
          </table:table-cell>
          <table:table-cell table:number-columns-repeated="1013"/>
        </table:table-row>
        <table:table-row table:style-name="ro1">
          <table:table-cell office:value-type="string">
            <text:p>3.02.00.01</text:p>
          </table:table-cell>
          <table:table-cell office:value-type="string">
            <text:p>3.02.00.01 RESERVA LEGAL</text:p>
          </table:table-cell>
          <table:table-cell office:value-type="string">
            <text:p>RESERVA LEGAL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3.02.00.00</text:p>
          </table:table-cell>
          <table:table-cell table:number-columns-repeated="1013"/>
        </table:table-row>
        <table:table-row table:style-name="ro1">
          <table:table-cell office:value-type="string">
            <text:p>3.03.00.00</text:p>
          </table:table-cell>
          <table:table-cell office:value-type="string">
            <text:p>3.03.00.00 RESULTADOS</text:p>
          </table:table-cell>
          <table:table-cell office:value-type="string">
            <text:p>RESULTADOS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3.00.00.00</text:p>
          </table:table-cell>
          <table:table-cell table:number-columns-repeated="1013"/>
        </table:table-row>
        <table:table-row table:style-name="ro1">
          <table:table-cell office:value-type="string">
            <text:p>3.03.00.01</text:p>
          </table:table-cell>
          <table:table-cell office:value-type="string">
            <text:p>3.03.00.01 RESULTADO DEL EJERCICIO</text:p>
          </table:table-cell>
          <table:table-cell office:value-type="string">
            <text:p>RESULTADO DEL EJERCICIO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3.03.00.00</text:p>
          </table:table-cell>
          <table:table-cell table:number-columns-repeated="1013"/>
        </table:table-row>
        <table:table-row table:style-name="ro1">
          <table:table-cell office:value-type="string">
            <text:p>3.03.00.02</text:p>
          </table:table-cell>
          <table:table-cell office:value-type="string">
            <text:p>3.03.00.02 RESULTADOS NO ASIGNADOS</text:p>
          </table:table-cell>
          <table:table-cell office:value-type="string">
            <text:p>RESULTADOS NO ASIGNADOS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3.03.00.00</text:p>
          </table:table-cell>
          <table:table-cell table:number-columns-repeated="1013"/>
        </table:table-row>
        <table:table-row table:style-name="ro1">
          <table:table-cell office:value-type="string">
            <text:p>4.00.00.00</text:p>
          </table:table-cell>
          <table:table-cell office:value-type="string">
            <text:p>4.00.00.00 INGRESOS</text:p>
          </table:table-cell>
          <table:table-cell office:value-type="string">
            <text:p>INGRES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>
            <text:p>4.01.00.00</text:p>
          </table:table-cell>
          <table:table-cell office:value-type="string">
            <text:p>4.01.00.00 VENTAS</text:p>
          </table:table-cell>
          <table:table-cell office:value-type="string">
            <text:p>VENTA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4.00.00.00</text:p>
          </table:table-cell>
          <table:table-cell table:number-columns-repeated="1013"/>
        </table:table-row>
        <table:table-row table:style-name="ro1">
          <table:table-cell office:value-type="string">
            <text:p>4.01.01.00</text:p>
          </table:table-cell>
          <table:table-cell office:value-type="string">
            <text:p>4.01.01.00 VENTAS GRAVADAS</text:p>
          </table:table-cell>
          <table:table-cell office:value-type="string">
            <text:p>VENTAS GRAVADA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P_REVENUE_ACCT</text:p>
          </table:table-cell>
          <table:table-cell office:value-type="string">
            <text:p>4.01.00.00</text:p>
          </table:table-cell>
          <table:table-cell table:number-columns-repeated="1013"/>
        </table:table-row>
        <table:table-row table:style-name="ro1">
          <table:table-cell office:value-type="string">
            <text:p>4.01.02.00</text:p>
          </table:table-cell>
          <table:table-cell office:value-type="string">
            <text:p>4.01.02.00 VENTAS EXENTAS</text:p>
          </table:table-cell>
          <table:table-cell office:value-type="string">
            <text:p>VENTAS EXENTA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4.01.00.00</text:p>
          </table:table-cell>
          <table:table-cell table:number-columns-repeated="1013"/>
        </table:table-row>
        <table:table-row table:style-name="ro1">
          <table:table-cell office:value-type="string">
            <text:p>4.02.00.00</text:p>
          </table:table-cell>
          <table:table-cell office:value-type="string">
            <text:p>4.02.00.00 SERVICIOS</text:p>
          </table:table-cell>
          <table:table-cell office:value-type="string">
            <text:p>SERVICI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4.00.00.00</text:p>
          </table:table-cell>
          <table:table-cell table:number-columns-repeated="1013"/>
        </table:table-row>
        <table:table-row table:style-name="ro1">
          <table:table-cell office:value-type="string">
            <text:p>4.02.01.00</text:p>
          </table:table-cell>
          <table:table-cell office:value-type="string">
            <text:p>4.02.01.00 REPARACIONES</text:p>
          </table:table-cell>
          <table:table-cell office:value-type="string">
            <text:p>REPARACIONE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4.02.00.00</text:p>
          </table:table-cell>
          <table:table-cell table:number-columns-repeated="1013"/>
        </table:table-row>
        <table:table-row table:style-name="ro1">
          <table:table-cell office:value-type="string">
            <text:p>4.03.00.00</text:p>
          </table:table-cell>
          <table:table-cell office:value-type="string">
            <text:p>4.03.00.00 OTROS INGRESOS</text:p>
          </table:table-cell>
          <table:table-cell office:value-type="string">
            <text:p>OTROS INGRES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4.00.00.00</text:p>
          </table:table-cell>
          <table:table-cell table:number-columns-repeated="1013"/>
        </table:table-row>
        <table:table-row table:style-name="ro1">
          <table:table-cell office:value-type="string">
            <text:p>4.03.02.00</text:p>
          </table:table-cell>
          <table:table-cell office:value-type="string">
            <text:p>4.03.02.00 RECUPERO DE GASTOS</text:p>
          </table:table-cell>
          <table:table-cell office:value-type="string">
            <text:p>RECUPERO DE GAST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4.03.00.00</text:p>
          </table:table-cell>
          <table:table-cell table:number-columns-repeated="1013"/>
        </table:table-row>
        <table:table-row table:style-name="ro1">
          <table:table-cell office:value-type="string">
            <text:p>4.03.04.00</text:p>
          </table:table-cell>
          <table:table-cell office:value-type="string">
            <text:p>4.03.04.00 REINTEGRO VENTA BS DE CAPITAL</text:p>
          </table:table-cell>
          <table:table-cell office:value-type="string">
            <text:p>REINTEGRO VENTA BS DE CAPITAL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4.03.00.00</text:p>
          </table:table-cell>
          <table:table-cell table:number-columns-repeated="1013"/>
        </table:table-row>
        <table:table-row table:style-name="ro1">
          <table:table-cell office:value-type="string">
            <text:p>4.03.05.00</text:p>
          </table:table-cell>
          <table:table-cell office:value-type="string">
            <text:p>4.03.05.00 INTERESES GANANDOS</text:p>
          </table:table-cell>
          <table:table-cell office:value-type="string">
            <text:p>INTERESES GANAND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B_INTERESTREV_ACCT</text:p>
          </table:table-cell>
          <table:table-cell office:value-type="string">
            <text:p>4.03.00.00</text:p>
          </table:table-cell>
          <table:table-cell table:number-columns-repeated="1013"/>
        </table:table-row>
        <table:table-row table:style-name="ro1">
          <table:table-cell office:value-type="string">
            <text:p>4.03.07.00</text:p>
          </table:table-cell>
          <table:table-cell office:value-type="string">
            <text:p>4.03.07.00 VENTA DE RODADOS</text:p>
          </table:table-cell>
          <table:table-cell office:value-type="string">
            <text:p>VENTA DE RODAD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4.03.00.00</text:p>
          </table:table-cell>
          <table:table-cell table:number-columns-repeated="1013"/>
        </table:table-row>
        <table:table-row table:style-name="ro1">
          <table:table-cell office:value-type="string">
            <text:p>4.03.08.00</text:p>
          </table:table-cell>
          <table:table-cell office:value-type="string">
            <text:p>4.03.08.00 DIFERENCIAS POSITIVAS DE CAMBIO</text:p>
          </table:table-cell>
          <table:table-cell office:value-type="string">
            <text:p>DIFERENCIAS POSITIVAS DE CAMBIO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REALIZEDGAIN_ACCT</text:p>
          </table:table-cell>
          <table:table-cell office:value-type="string">
            <text:p>4.03.00.00</text:p>
          </table:table-cell>
          <table:table-cell table:number-columns-repeated="1013"/>
        </table:table-row>
        <table:table-row table:style-name="ro1">
          <table:table-cell office:value-type="string">
            <text:p>4.03.09.00</text:p>
          </table:table-cell>
          <table:table-cell office:value-type="string">
            <text:p>4.03.09.00 BENEFICIOS EN VALORES NEGOCIABLES</text:p>
          </table:table-cell>
          <table:table-cell office:value-type="string">
            <text:p>BENEFICIOS EN VALORES NEGOCIABLE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PPVOFFSET_ACCT</text:p>
          </table:table-cell>
          <table:table-cell office:value-type="string">
            <text:p>4.03.00.00</text:p>
          </table:table-cell>
          <table:table-cell table:number-columns-repeated="1013"/>
        </table:table-row>
        <table:table-row table:style-name="ro1">
          <table:table-cell office:value-type="string">
            <text:p>4.03.10.00</text:p>
          </table:table-cell>
          <table:table-cell office:value-type="string">
            <text:p>4.03.10.00 OTROS INGRESOS FINANCIEROS</text:p>
          </table:table-cell>
          <table:table-cell office:value-type="string">
            <text:p>OTROS INGRESOS FINANCIER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H_REVENUE_ACCT</text:p>
          </table:table-cell>
          <table:table-cell office:value-type="string">
            <text:p>4.03.00.00</text:p>
          </table:table-cell>
          <table:table-cell table:number-columns-repeated="1013"/>
        </table:table-row>
        <table:table-row table:style-name="ro1">
          <table:table-cell office:value-type="string">
            <text:p>5.00.00.00</text:p>
          </table:table-cell>
          <table:table-cell office:value-type="string">
            <text:p>5.00.00.00 EGRESOS</text:p>
          </table:table-cell>
          <table:table-cell office:value-type="string">
            <text:p>EGRES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>
            <text:p>5.01.00.00</text:p>
          </table:table-cell>
          <table:table-cell office:value-type="string">
            <text:p>5.01.00.00 COMPRAS</text:p>
          </table:table-cell>
          <table:table-cell office:value-type="string">
            <text:p>COMPR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01.01.00</text:p>
          </table:table-cell>
          <table:table-cell office:value-type="string">
            <text:p>5.01.01.00 COMPRAS PRODUCTOS DE REVENTA</text:p>
          </table:table-cell>
          <table:table-cell table:style-name="ce5" office:value-type="string">
            <text:p>COMPRAS PRODUCTOS DE REVENT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1.00.0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5.01.01.01</text:p>
          </table:table-cell>
          <table:table-cell table:style-name="ce3" office:value-type="string">
            <text:p>5.01.01.01 COMPRA DE MERCADERIA</text:p>
          </table:table-cell>
          <table:table-cell table:style-name="ce3" office:value-type="string">
            <text:p>COMPRA DE MERCADERIA</text:p>
          </table:table-cell>
          <table:table-cell table:style-name="ce3" office:value-type="string">
            <text:p>Expense</text:p>
          </table:table-cell>
          <table:table-cell table:style-name="ce3" office:value-type="string">
            <text:p>Natural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 office:value-type="string">
            <text:p>P_EXPENSE_ACCT</text:p>
          </table:table-cell>
          <table:table-cell table:style-name="ce3" office:value-type="string">
            <text:p>5.01.01.00</text:p>
          </table:table-cell>
          <table:table-cell table:number-columns-repeated="1013"/>
        </table:table-row>
        <table:table-row table:style-name="ro1">
          <table:table-cell office:value-type="string">
            <text:p>5.01.04.00</text:p>
          </table:table-cell>
          <table:table-cell office:value-type="string">
            <text:p>5.01.04.00 COSTO DE VENTA</text:p>
          </table:table-cell>
          <table:table-cell office:value-type="string">
            <text:p>COSTO DE VENT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1.00.00</text:p>
          </table:table-cell>
          <table:table-cell table:number-columns-repeated="1013"/>
        </table:table-row>
        <table:table-row table:style-name="ro1">
          <table:table-cell office:value-type="string">
            <text:p>5.01.04.01</text:p>
          </table:table-cell>
          <table:table-cell office:value-type="string">
            <text:p>5.01.04.01 COSTO DE VENTA</text:p>
          </table:table-cell>
          <table:table-cell office:value-type="string">
            <text:p>COSTO DE VENT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table:style-name="ce1" office:value-type="string">
            <text:p>P_COGS_ACCT</text:p>
          </table:table-cell>
          <table:table-cell office:value-type="string">
            <text:p>5.01.04.00</text:p>
          </table:table-cell>
          <table:table-cell table:number-columns-repeated="1013"/>
        </table:table-row>
        <table:table-row table:style-name="ro1">
          <table:table-cell office:value-type="string">
            <text:p>5.01.04.02</text:p>
          </table:table-cell>
          <table:table-cell office:value-type="string">
            <text:p>5.01.04.02 GASTOS DE FABRICACION</text:p>
          </table:table-cell>
          <table:table-cell office:value-type="string">
            <text:p>GASTOS DE FABRICACION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1.04.00</text:p>
          </table:table-cell>
          <table:table-cell table:number-columns-repeated="1013"/>
        </table:table-row>
        <table:table-row table:style-name="ro1">
          <table:table-cell office:value-type="string">
            <text:p>5.01.04.03</text:p>
          </table:table-cell>
          <table:table-cell office:value-type="string">
            <text:p>5.01.04.03 VARIACION DE EXISTENCIAS DE MERCADERIAS</text:p>
          </table:table-cell>
          <table:table-cell office:value-type="string">
            <text:p>VARIACION DE EXISTENCIAS DE MERCADERIAS</text:p>
          </table:table-cell>
          <table:table-cell/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W_DIFFERENCES_ACCT</text:p>
          </table:table-cell>
          <table:table-cell office:value-type="string">
            <text:p>5.01.04.00</text:p>
          </table:table-cell>
          <table:table-cell table:number-columns-repeated="1013"/>
        </table:table-row>
        <table:table-row table:style-name="ro1">
          <table:table-cell office:value-type="string">
            <text:p>5.02.00.00</text:p>
          </table:table-cell>
          <table:table-cell office:value-type="string">
            <text:p>5.02.00.00 GASTOS DE PERSONAL</text:p>
          </table:table-cell>
          <table:table-cell office:value-type="string">
            <text:p>GASTOS DE PERSONAL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02.02.00</text:p>
          </table:table-cell>
          <table:table-cell office:value-type="string">
            <text:p>5.02.02.00 CARGAS SOCIALES</text:p>
          </table:table-cell>
          <table:table-cell office:value-type="string">
            <text:p>CARGAS SOCIA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2.00.00</text:p>
          </table:table-cell>
          <table:table-cell table:number-columns-repeated="1013"/>
        </table:table-row>
        <table:table-row table:style-name="ro1">
          <table:table-cell office:value-type="string">
            <text:p>5.02.03.00</text:p>
          </table:table-cell>
          <table:table-cell office:value-type="string">
            <text:p>5.02.03.00 A.R.T</text:p>
          </table:table-cell>
          <table:table-cell office:value-type="string">
            <text:p>A.R.T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2.00.00</text:p>
          </table:table-cell>
          <table:table-cell table:number-columns-repeated="1013"/>
        </table:table-row>
        <table:table-row table:style-name="ro1">
          <table:table-cell office:value-type="string">
            <text:p>5.02.04.00</text:p>
          </table:table-cell>
          <table:table-cell office:value-type="string">
            <text:p>5.02.04.00 SEGURO COLECTIVO DE VIDA</text:p>
          </table:table-cell>
          <table:table-cell office:value-type="string">
            <text:p>SEGURO COLECTIVO DE VID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2.00.00</text:p>
          </table:table-cell>
          <table:table-cell table:number-columns-repeated="1013"/>
        </table:table-row>
        <table:table-row table:style-name="ro1">
          <table:table-cell office:value-type="string">
            <text:p>5.02.05.00</text:p>
          </table:table-cell>
          <table:table-cell office:value-type="string">
            <text:p>5.02.05.00 ESTUDIOS PREOCUPACIONALES</text:p>
          </table:table-cell>
          <table:table-cell office:value-type="string">
            <text:p>ESTUDIOS PREOCUPACIONA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2.00.00</text:p>
          </table:table-cell>
          <table:table-cell table:number-columns-repeated="1013"/>
        </table:table-row>
        <table:table-row table:style-name="ro1">
          <table:table-cell office:value-type="string">
            <text:p>5.02.06.00</text:p>
          </table:table-cell>
          <table:table-cell office:value-type="string">
            <text:p>5.02.06.00 ROPA DE TRABAJO</text:p>
          </table:table-cell>
          <table:table-cell office:value-type="string">
            <text:p>ROPA DE TRABAJO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2.00.00</text:p>
          </table:table-cell>
          <table:table-cell table:number-columns-repeated="1013"/>
        </table:table-row>
        <table:table-row table:style-name="ro1">
          <table:table-cell office:value-type="string">
            <text:p>5.02.09.00</text:p>
          </table:table-cell>
          <table:table-cell office:value-type="string">
            <text:p>5.02.09.00 INDEMNIZACIONES</text:p>
          </table:table-cell>
          <table:table-cell office:value-type="string">
            <text:p>INDEMNIZACION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2.00.00</text:p>
          </table:table-cell>
          <table:table-cell table:number-columns-repeated="1013"/>
        </table:table-row>
        <table:table-row table:style-name="ro1">
          <table:table-cell office:value-type="string">
            <text:p>5.03.00.00</text:p>
          </table:table-cell>
          <table:table-cell office:value-type="string">
            <text:p>5.03.00.00 MANTENIMIENTO</text:p>
          </table:table-cell>
          <table:table-cell office:value-type="string">
            <text:p>MANTENIMIENTO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03.01.00</text:p>
          </table:table-cell>
          <table:table-cell office:value-type="string">
            <text:p>5.03.01.00 MANTENIMIENTO INMUEBLE</text:p>
          </table:table-cell>
          <table:table-cell office:value-type="string">
            <text:p>MANTENIMIENTO INMUEBLE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3.00.00</text:p>
          </table:table-cell>
          <table:table-cell table:number-columns-repeated="1013"/>
        </table:table-row>
        <table:table-row table:style-name="ro1">
          <table:table-cell office:value-type="string">
            <text:p>5.03.02.00</text:p>
          </table:table-cell>
          <table:table-cell office:value-type="string">
            <text:p>5.03.02.00 MANTENIMIENTO MAQUINARIAS Y EQUIPOS</text:p>
          </table:table-cell>
          <table:table-cell office:value-type="string">
            <text:p>MANTENIMIENTO MAQUINARIAS Y EQUIP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3.00.00</text:p>
          </table:table-cell>
          <table:table-cell table:number-columns-repeated="1013"/>
        </table:table-row>
        <table:table-row table:style-name="ro1">
          <table:table-cell office:value-type="string">
            <text:p>5.03.03.00</text:p>
          </table:table-cell>
          <table:table-cell office:value-type="string">
            <text:p>5.03.03.00 MANTENIMIENTO RODADOS</text:p>
          </table:table-cell>
          <table:table-cell office:value-type="string">
            <text:p>MANTENIMIENTO RODAD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3.00.00</text:p>
          </table:table-cell>
          <table:table-cell table:number-columns-repeated="1013"/>
        </table:table-row>
        <table:table-row table:style-name="ro1">
          <table:table-cell office:value-type="string">
            <text:p>5.03.04.00</text:p>
          </table:table-cell>
          <table:table-cell office:value-type="string">
            <text:p>5.03.04.00 MANTENIMIENTO EQUIPOS DE COMPU.</text:p>
          </table:table-cell>
          <table:table-cell office:value-type="string">
            <text:p>MANTENIMIENTO EQUIPOS DE COMPU.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3.00.00</text:p>
          </table:table-cell>
          <table:table-cell table:number-columns-repeated="1013"/>
        </table:table-row>
        <table:table-row table:style-name="ro1">
          <table:table-cell office:value-type="string">
            <text:p>5.04.00.00</text:p>
          </table:table-cell>
          <table:table-cell office:value-type="string">
            <text:p>5.04.00.00 HONORARIOS</text:p>
          </table:table-cell>
          <table:table-cell office:value-type="string">
            <text:p>HONORARI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04.01.00</text:p>
          </table:table-cell>
          <table:table-cell office:value-type="string">
            <text:p>5.04.01.00 HONORARIOS COMERCIALIZACION</text:p>
          </table:table-cell>
          <table:table-cell office:value-type="string">
            <text:p>HONORARIOS COMERCIALIZACION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4.00.00</text:p>
          </table:table-cell>
          <table:table-cell table:number-columns-repeated="1013"/>
        </table:table-row>
        <table:table-row table:style-name="ro1">
          <table:table-cell office:value-type="string">
            <text:p>5.04.02.00</text:p>
          </table:table-cell>
          <table:table-cell office:value-type="string">
            <text:p>5.04.02.00 HONORARIOS CONTABLES</text:p>
          </table:table-cell>
          <table:table-cell office:value-type="string">
            <text:p>HONORARIOS CONTAB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4.00.00</text:p>
          </table:table-cell>
          <table:table-cell table:number-columns-repeated="1013"/>
        </table:table-row>
        <table:table-row table:style-name="ro1">
          <table:table-cell office:value-type="string">
            <text:p>5.04.03.00</text:p>
          </table:table-cell>
          <table:table-cell office:value-type="string">
            <text:p>5.04.03.00 HONORARIOS SISTEMAS</text:p>
          </table:table-cell>
          <table:table-cell office:value-type="string">
            <text:p>HONORARIOS SISTEM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4.00.00</text:p>
          </table:table-cell>
          <table:table-cell table:number-columns-repeated="1013"/>
        </table:table-row>
        <table:table-row table:style-name="ro1">
          <table:table-cell office:value-type="string">
            <text:p>5.04.04.00</text:p>
          </table:table-cell>
          <table:table-cell office:value-type="string">
            <text:p>5.04.04.00 HONORARIOS LEGALES</text:p>
          </table:table-cell>
          <table:table-cell office:value-type="string">
            <text:p>HONORARIOS LEGA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4.00.00</text:p>
          </table:table-cell>
          <table:table-cell table:number-columns-repeated="1013"/>
        </table:table-row>
        <table:table-row table:style-name="ro1">
          <table:table-cell office:value-type="string">
            <text:p>5.04.05.00</text:p>
          </table:table-cell>
          <table:table-cell office:value-type="string">
            <text:p>5.04.05.00 HONORARIOS VARIOS</text:p>
          </table:table-cell>
          <table:table-cell office:value-type="string">
            <text:p>HONORARIOS VARI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4.00.00</text:p>
          </table:table-cell>
          <table:table-cell table:number-columns-repeated="1013"/>
        </table:table-row>
        <table:table-row table:style-name="ro1">
          <table:table-cell office:value-type="string">
            <text:p>5.04.06.00</text:p>
          </table:table-cell>
          <table:table-cell office:value-type="string">
            <text:p>5.04.06.00 HONORARIOS ADMINISTRACION</text:p>
          </table:table-cell>
          <table:table-cell office:value-type="string">
            <text:p>HONORARIOS ADMINISTRACION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4.00.00</text:p>
          </table:table-cell>
          <table:table-cell table:number-columns-repeated="1013"/>
        </table:table-row>
        <table:table-row table:style-name="ro1">
          <table:table-cell office:value-type="string">
            <text:p>5.04.07.00</text:p>
          </table:table-cell>
          <table:table-cell office:value-type="string">
            <text:p>5.04.07.00 HONORARIOS DESPACHANTE</text:p>
          </table:table-cell>
          <table:table-cell office:value-type="string">
            <text:p>HONORARIOS DESPACHANTE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4.00.00</text:p>
          </table:table-cell>
          <table:table-cell table:number-columns-repeated="1013"/>
        </table:table-row>
        <table:table-row table:style-name="ro1">
          <table:table-cell office:value-type="string">
            <text:p>5.04.09.00</text:p>
          </table:table-cell>
          <table:table-cell office:value-type="string">
            <text:p>5.04.09.00 HONORARIOS RRHH</text:p>
          </table:table-cell>
          <table:table-cell office:value-type="string">
            <text:p>HONORARIOS RRHH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4.00.00</text:p>
          </table:table-cell>
          <table:table-cell table:number-columns-repeated="1013"/>
        </table:table-row>
        <table:table-row table:style-name="ro1">
          <table:table-cell office:value-type="string">
            <text:p>5.05.00.00</text:p>
          </table:table-cell>
          <table:table-cell office:value-type="string">
            <text:p>5.05.00.00 SERVICIOS</text:p>
          </table:table-cell>
          <table:table-cell office:value-type="string">
            <text:p>SERVICI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05.01.00</text:p>
          </table:table-cell>
          <table:table-cell office:value-type="string">
            <text:p>5.05.01.00 ENERGIA - ELECTRICIDAD</text:p>
          </table:table-cell>
          <table:table-cell office:value-type="string">
            <text:p>ENERGIA - ELECTRICIDAD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5.00.00</text:p>
          </table:table-cell>
          <table:table-cell table:number-columns-repeated="1013"/>
        </table:table-row>
        <table:table-row table:style-name="ro1">
          <table:table-cell office:value-type="string">
            <text:p>5.05.02.00</text:p>
          </table:table-cell>
          <table:table-cell office:value-type="string">
            <text:p>5.05.02.00 TELEFONIA FIJA</text:p>
          </table:table-cell>
          <table:table-cell office:value-type="string">
            <text:p>TELEFONIA FIJ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5.00.00</text:p>
          </table:table-cell>
          <table:table-cell table:number-columns-repeated="1013"/>
        </table:table-row>
        <table:table-row table:style-name="ro1">
          <table:table-cell office:value-type="string">
            <text:p>5.05.03.00</text:p>
          </table:table-cell>
          <table:table-cell office:value-type="string">
            <text:p>5.05.03.00 TELEFONIA MOVIL</text:p>
          </table:table-cell>
          <table:table-cell office:value-type="string">
            <text:p>TELEFONIA MOVIL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5.00.00</text:p>
          </table:table-cell>
          <table:table-cell table:number-columns-repeated="1013"/>
        </table:table-row>
        <table:table-row table:style-name="ro1">
          <table:table-cell office:value-type="string">
            <text:p>5.05.04.00</text:p>
          </table:table-cell>
          <table:table-cell office:value-type="string">
            <text:p>5.05.04.00 GAS</text:p>
          </table:table-cell>
          <table:table-cell office:value-type="string">
            <text:p>G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5.00.00</text:p>
          </table:table-cell>
          <table:table-cell table:number-columns-repeated="1013"/>
        </table:table-row>
        <table:table-row table:style-name="ro1">
          <table:table-cell office:value-type="string">
            <text:p>5.05.05.00</text:p>
          </table:table-cell>
          <table:table-cell office:value-type="string">
            <text:p>5.05.05.00 INTERNET</text:p>
          </table:table-cell>
          <table:table-cell office:value-type="string">
            <text:p>INTERNET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5.00.00</text:p>
          </table:table-cell>
          <table:table-cell table:number-columns-repeated="1013"/>
        </table:table-row>
        <table:table-row table:style-name="ro1">
          <table:table-cell office:value-type="string">
            <text:p>5.05.06.00</text:p>
          </table:table-cell>
          <table:table-cell office:value-type="string">
            <text:p>5.05.06.00 INFORMATICOS</text:p>
          </table:table-cell>
          <table:table-cell office:value-type="string">
            <text:p>INFORMATIC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5.00.00</text:p>
          </table:table-cell>
          <table:table-cell table:number-columns-repeated="1013"/>
        </table:table-row>
        <table:table-row table:style-name="ro1">
          <table:table-cell office:value-type="string">
            <text:p>5.05.07.00</text:p>
          </table:table-cell>
          <table:table-cell office:value-type="string">
            <text:p>5.05.07.00 AGUA</text:p>
          </table:table-cell>
          <table:table-cell office:value-type="string">
            <text:p>AGU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5.00.00</text:p>
          </table:table-cell>
          <table:table-cell table:number-columns-repeated="1013"/>
        </table:table-row>
        <table:table-row table:style-name="ro1">
          <table:table-cell office:value-type="string">
            <text:p>5.05.08.00</text:p>
          </table:table-cell>
          <table:table-cell office:value-type="string">
            <text:p>5.05.08.00 ALARMA</text:p>
          </table:table-cell>
          <table:table-cell office:value-type="string">
            <text:p>ALARM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5.00.00</text:p>
          </table:table-cell>
          <table:table-cell table:number-columns-repeated="1013"/>
        </table:table-row>
        <table:table-row table:style-name="ro1">
          <table:table-cell office:value-type="string">
            <text:p>5.06.00.00</text:p>
          </table:table-cell>
          <table:table-cell office:value-type="string">
            <text:p>5.06.00.00 SEGUROS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06.01.00</text:p>
          </table:table-cell>
          <table:table-cell office:value-type="string">
            <text:p>5.06.01.00 SEGUROS DE RODADOS</text:p>
          </table:table-cell>
          <table:table-cell office:value-type="string">
            <text:p>SEGUROS DE RODAD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6.00.00</text:p>
          </table:table-cell>
          <table:table-cell table:number-columns-repeated="1013"/>
        </table:table-row>
        <table:table-row table:style-name="ro1">
          <table:table-cell office:value-type="string">
            <text:p>5.06.02.00</text:p>
          </table:table-cell>
          <table:table-cell office:value-type="string">
            <text:p>5.06.02.00 SEGURO DE INMUEBLES</text:p>
          </table:table-cell>
          <table:table-cell office:value-type="string">
            <text:p>SEGURO DE INMUEB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6.00.00</text:p>
          </table:table-cell>
          <table:table-cell table:number-columns-repeated="1013"/>
        </table:table-row>
        <table:table-row table:style-name="ro1">
          <table:table-cell office:value-type="string">
            <text:p>5.06.03.00</text:p>
          </table:table-cell>
          <table:table-cell office:value-type="string">
            <text:p>5.06.03.00 SEGUROS DE CAUCION</text:p>
          </table:table-cell>
          <table:table-cell office:value-type="string">
            <text:p>SEGUROS DE CAUCION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6.00.00</text:p>
          </table:table-cell>
          <table:table-cell table:number-columns-repeated="1013"/>
        </table:table-row>
        <table:table-row table:style-name="ro1">
          <table:table-cell office:value-type="string">
            <text:p>5.06.05.00</text:p>
          </table:table-cell>
          <table:table-cell office:value-type="string">
            <text:p>5.06.05.00 SEGURO CONTRA ACCIDENTES PERSONALES</text:p>
          </table:table-cell>
          <table:table-cell office:value-type="string">
            <text:p>SEGURO CONTRA ACCIDENTES PERSONA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6.00.00</text:p>
          </table:table-cell>
          <table:table-cell table:number-columns-repeated="1013"/>
        </table:table-row>
        <table:table-row table:style-name="ro1">
          <table:table-cell office:value-type="string">
            <text:p>5.07.00.00</text:p>
          </table:table-cell>
          <table:table-cell office:value-type="string">
            <text:p>5.07.00.00 IMPUESTOS</text:p>
          </table:table-cell>
          <table:table-cell office:value-type="string">
            <text:p>IMPUEST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07.01.00</text:p>
          </table:table-cell>
          <table:table-cell office:value-type="string">
            <text:p>5.07.01.00 IMPUESTOS SOBRE VENTAS</text:p>
          </table:table-cell>
          <table:table-cell office:value-type="string">
            <text:p>IMPUESTOS SOBRE VENT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7.00.00</text:p>
          </table:table-cell>
          <table:table-cell table:number-columns-repeated="1013"/>
        </table:table-row>
        <table:table-row table:style-name="ro1">
          <table:table-cell office:value-type="string">
            <text:p>5.07.01.01</text:p>
          </table:table-cell>
          <table:table-cell office:value-type="string">
            <text:p>5.07.01.01 IMPUESTOS A LOS INGRESOS BRUTOS</text:p>
          </table:table-cell>
          <table:table-cell office:value-type="string">
            <text:p>IMPUESTOS A LOS INGRESOS BRUT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7.01.00</text:p>
          </table:table-cell>
          <table:table-cell table:number-columns-repeated="1013"/>
        </table:table-row>
        <table:table-row table:style-name="ro1">
          <table:table-cell office:value-type="string">
            <text:p>5.07.01.02</text:p>
          </table:table-cell>
          <table:table-cell office:value-type="string">
            <text:p>5.07.01.02 TASA COMERCIO E INDUSTRIA</text:p>
          </table:table-cell>
          <table:table-cell office:value-type="string">
            <text:p>TASA COMERCIO E INDUSTRI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7.01.00</text:p>
          </table:table-cell>
          <table:table-cell table:number-columns-repeated="1013"/>
        </table:table-row>
        <table:table-row table:style-name="ro1">
          <table:table-cell office:value-type="string">
            <text:p>5.07.02.00</text:p>
          </table:table-cell>
          <table:table-cell office:value-type="string">
            <text:p>5.07.02.00 IMP. Y TASAS VARIAS</text:p>
          </table:table-cell>
          <table:table-cell office:value-type="string">
            <text:p>IMP. Y TASAS VARI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7.00.00</text:p>
          </table:table-cell>
          <table:table-cell table:number-columns-repeated="1013"/>
        </table:table-row>
        <table:table-row table:style-name="ro1">
          <table:table-cell office:value-type="string">
            <text:p>5.07.02.01</text:p>
          </table:table-cell>
          <table:table-cell office:value-type="string">
            <text:p>5.07.02.01 IMP.INMOBILIARIO</text:p>
          </table:table-cell>
          <table:table-cell office:value-type="string">
            <text:p>IMP.INMOBILIARIO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7.02.00</text:p>
          </table:table-cell>
          <table:table-cell table:number-columns-repeated="1013"/>
        </table:table-row>
        <table:table-row table:style-name="ro1">
          <table:table-cell office:value-type="string">
            <text:p>5.07.02.02</text:p>
          </table:table-cell>
          <table:table-cell office:value-type="string">
            <text:p>5.07.02.02 IMP. SOBRE RODADOS</text:p>
          </table:table-cell>
          <table:table-cell office:value-type="string">
            <text:p>IMP. SOBRE RODAD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7.02.00</text:p>
          </table:table-cell>
          <table:table-cell table:number-columns-repeated="1013"/>
        </table:table-row>
        <table:table-row table:style-name="ro1">
          <table:table-cell office:value-type="string">
            <text:p>5.07.02.03</text:p>
          </table:table-cell>
          <table:table-cell office:value-type="string">
            <text:p>5.07.02.03 CONTRIBUCION AUTOMOTOR</text:p>
          </table:table-cell>
          <table:table-cell office:value-type="string">
            <text:p>CONTRIBUCION AUTOMOTOR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7.02.00</text:p>
          </table:table-cell>
          <table:table-cell table:number-columns-repeated="1013"/>
        </table:table-row>
        <table:table-row table:style-name="ro1">
          <table:table-cell office:value-type="string">
            <text:p>5.07.03.00</text:p>
          </table:table-cell>
          <table:table-cell office:value-type="string">
            <text:p>5.07.03.00 IMPUESTOS INTERNOS</text:p>
          </table:table-cell>
          <table:table-cell office:value-type="string">
            <text:p>IMPUESTOS INTERN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7.00.00</text:p>
          </table:table-cell>
          <table:table-cell table:number-columns-repeated="1013"/>
        </table:table-row>
        <table:table-row table:style-name="ro1">
          <table:table-cell office:value-type="string">
            <text:p>5.07.03.01</text:p>
          </table:table-cell>
          <table:table-cell office:value-type="string">
            <text:p>5.07.03.01 IMPUESTOS INTERNOS</text:p>
          </table:table-cell>
          <table:table-cell office:value-type="string">
            <text:p>IMPUESTOS INTERN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7.03.00</text:p>
          </table:table-cell>
          <table:table-cell table:number-columns-repeated="1013"/>
        </table:table-row>
        <table:table-row table:style-name="ro1">
          <table:table-cell office:value-type="string">
            <text:p>5.08.00.00</text:p>
          </table:table-cell>
          <table:table-cell office:value-type="string">
            <text:p>5.08.00.00 GASTOS FINANCIEROS</text:p>
          </table:table-cell>
          <table:table-cell office:value-type="string">
            <text:p>GASTOS FINANCIER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08.01.00</text:p>
          </table:table-cell>
          <table:table-cell office:value-type="string">
            <text:p>5.08.01.00 INTERESES BANCARIOS</text:p>
          </table:table-cell>
          <table:table-cell office:value-type="string">
            <text:p>INTERESES BANCARI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B_INTERESTEXP_ACCT</text:p>
          </table:table-cell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02.00</text:p>
          </table:table-cell>
          <table:table-cell office:value-type="string">
            <text:p>5.08.02.00 INTERESES COMERCIALES</text:p>
          </table:table-cell>
          <table:table-cell office:value-type="string">
            <text:p>INTERESES COMERCIA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03.00</text:p>
          </table:table-cell>
          <table:table-cell office:value-type="string">
            <text:p>5.08.03.00 INTERESES POR SERVICIOS</text:p>
          </table:table-cell>
          <table:table-cell office:value-type="string">
            <text:p>INTERESES POR SERVICI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04.00</text:p>
          </table:table-cell>
          <table:table-cell office:value-type="string">
            <text:p>5.08.04.00 INTERESES FISCALES</text:p>
          </table:table-cell>
          <table:table-cell office:value-type="string">
            <text:p>INTERESES FISCA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05.00</text:p>
          </table:table-cell>
          <table:table-cell office:value-type="string">
            <text:p>5.08.05.00 GASTOS BANCARIOS</text:p>
          </table:table-cell>
          <table:table-cell office:value-type="string">
            <text:p>GASTOS BANCARI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06.00</text:p>
          </table:table-cell>
          <table:table-cell office:value-type="string">
            <text:p>5.08.06.00 COMISIONES BANCARIAS</text:p>
          </table:table-cell>
          <table:table-cell office:value-type="string">
            <text:p>COMISIONES BANCARI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07.00</text:p>
          </table:table-cell>
          <table:table-cell office:value-type="string">
            <text:p>5.08.07.00 IMPUESTO SOBRE DEBITOS Y CREDITOS</text:p>
          </table:table-cell>
          <table:table-cell office:value-type="string">
            <text:p>IMPUESTO SOBRE DEBITOS Y CREDIT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08.00</text:p>
          </table:table-cell>
          <table:table-cell office:value-type="string">
            <text:p>5.08.08.00 GASTOS BANCARIOS POR COMISIONES DESCUENTO CHEQUES</text:p>
          </table:table-cell>
          <table:table-cell office:value-type="string">
            <text:p>GASTOS BANCARIOS POR COMISIONES DESCUENTO CHEQU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H_EXPENSE_ACCT</text:p>
          </table:table-cell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11.00</text:p>
          </table:table-cell>
          <table:table-cell office:value-type="string">
            <text:p>5.08.11.00 DIFERENCIAS NEGATIVAS DE CAMBIO</text:p>
          </table:table-cell>
          <table:table-cell office:value-type="string">
            <text:p>DIFERENCIAS NEGATIVAS DE CAMBIO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REALIZEDLOSS_ACCT</text:p>
          </table:table-cell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09.00</text:p>
          </table:table-cell>
          <table:table-cell office:value-type="string">
            <text:p>5.08.09.00 PERDIDAS DE CREDITOS</text:p>
          </table:table-cell>
          <table:table-cell office:value-type="string">
            <text:p>PERDIDAS DE CREDIT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P_INVOICEPRICEVARIANCE_ACCT</text:p>
          </table:table-cell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8.10.00</text:p>
          </table:table-cell>
          <table:table-cell office:value-type="string">
            <text:p>5.08.10.00 PERDIDAS PROCEDENTES DE VALORES NEGOCIABLES</text:p>
          </table:table-cell>
          <table:table-cell office:value-type="string">
            <text:p>PERDIDAS PROCEDENTES DE VALORES NEGOCIAB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P_PURCHASEPRICEVARIANCE_ACCT</text:p>
          </table:table-cell>
          <table:table-cell office:value-type="string">
            <text:p>5.08.00.00</text:p>
          </table:table-cell>
          <table:table-cell table:number-columns-repeated="1013"/>
        </table:table-row>
        <table:table-row table:style-name="ro1">
          <table:table-cell office:value-type="string">
            <text:p>5.09.00.00</text:p>
          </table:table-cell>
          <table:table-cell office:value-type="string">
            <text:p>5.09.00.00 OTROS GASTOS</text:p>
          </table:table-cell>
          <table:table-cell office:value-type="string">
            <text:p>OTROS GAST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09.01.00</text:p>
          </table:table-cell>
          <table:table-cell office:value-type="string">
            <text:p>5.09.01.00 FLETES</text:p>
          </table:table-cell>
          <table:table-cell office:value-type="string">
            <text:p>FLET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02.00</text:p>
          </table:table-cell>
          <table:table-cell office:value-type="string">
            <text:p>5.09.02.00 CORREO ENCOMIENDAS</text:p>
          </table:table-cell>
          <table:table-cell office:value-type="string">
            <text:p>CORREO ENCOMIEND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03.00</text:p>
          </table:table-cell>
          <table:table-cell office:value-type="string">
            <text:p>5.09.03.00 MOVILIDAD Y VIATICOS</text:p>
          </table:table-cell>
          <table:table-cell office:value-type="string">
            <text:p>MOVILIDAD Y VIATIC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04.00</text:p>
          </table:table-cell>
          <table:table-cell office:value-type="string">
            <text:p>5.09.04.00 REFRIGERIOS COMIDAS</text:p>
          </table:table-cell>
          <table:table-cell office:value-type="string">
            <text:p>REFRIGERIOS COMID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05.00</text:p>
          </table:table-cell>
          <table:table-cell office:value-type="string">
            <text:p>5.09.05.00 COMBUSTIBLES Y LUBRICANTES</text:p>
          </table:table-cell>
          <table:table-cell office:value-type="string">
            <text:p>COMBUSTIBLES Y LUBRICANT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06.00</text:p>
          </table:table-cell>
          <table:table-cell office:value-type="string">
            <text:p>5.09.06.00 GASTOS DE REPRESENTACION</text:p>
          </table:table-cell>
          <table:table-cell office:value-type="string">
            <text:p>GASTOS DE REPRESENTACION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07.00</text:p>
          </table:table-cell>
          <table:table-cell office:value-type="string">
            <text:p>5.09.07.00 ALQUILERES</text:p>
          </table:table-cell>
          <table:table-cell office:value-type="string">
            <text:p>ALQUILER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08.00</text:p>
          </table:table-cell>
          <table:table-cell office:value-type="string">
            <text:p>5.09.08.00 LIBRERIA Y FOTOCOPIAS</text:p>
          </table:table-cell>
          <table:table-cell office:value-type="string">
            <text:p>LIBRERIA Y FOTOCOPI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10.00</text:p>
          </table:table-cell>
          <table:table-cell office:value-type="string">
            <text:p>5.09.10.00 TINTAS IMPRESORAS</text:p>
          </table:table-cell>
          <table:table-cell office:value-type="string">
            <text:p>TINTAS IMPRESOR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11.00</text:p>
          </table:table-cell>
          <table:table-cell office:value-type="string">
            <text:p>5.09.11.00 TINTAS FOTOCOPIAS</text:p>
          </table:table-cell>
          <table:table-cell office:value-type="string">
            <text:p>TINTAS FOTOCOPI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12.00</text:p>
          </table:table-cell>
          <table:table-cell office:value-type="string">
            <text:p>5.09.12.00 INSUMOS COMPUTACION</text:p>
          </table:table-cell>
          <table:table-cell office:value-type="string">
            <text:p>INSUMOS COMPUTACION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13.00</text:p>
          </table:table-cell>
          <table:table-cell office:value-type="string">
            <text:p>5.09.13.00 IMPRENTA - GRAFICA</text:p>
          </table:table-cell>
          <table:table-cell office:value-type="string">
            <text:p>IMPRENTA - GRAFIC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14.00</text:p>
          </table:table-cell>
          <table:table-cell office:value-type="string">
            <text:p>5.09.14.00 INSUMOS PARA PINTURA DE INMUEBLES</text:p>
          </table:table-cell>
          <table:table-cell office:value-type="string">
            <text:p>INSUMOS PARA PINTURA DE INMUEB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15.00</text:p>
          </table:table-cell>
          <table:table-cell office:value-type="string">
            <text:p>5.09.15.00 EXPENSAS</text:p>
          </table:table-cell>
          <table:table-cell office:value-type="string">
            <text:p>EXPENS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15.01</text:p>
          </table:table-cell>
          <table:table-cell office:value-type="string">
            <text:p>5.09.15.01 PUBLICIDAD</text:p>
          </table:table-cell>
          <table:table-cell office:value-type="string">
            <text:p>PUBLICIDAD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16.00</text:p>
          </table:table-cell>
          <table:table-cell office:value-type="string">
            <text:p>5.09.16.00 GASTOS POR CHEQUES RECHAZADOS</text:p>
          </table:table-cell>
          <table:table-cell office:value-type="string">
            <text:p>GASTOS POR CHEQUES RECHAZAD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17.00</text:p>
          </table:table-cell>
          <table:table-cell office:value-type="string">
            <text:p>5.09.17.00 CAPACITACION DEL PERSONAL</text:p>
          </table:table-cell>
          <table:table-cell office:value-type="string">
            <text:p>CAPACITACION DEL PERSONAL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20.00</text:p>
          </table:table-cell>
          <table:table-cell office:value-type="string">
            <text:p>5.09.20.00 RET. PERDIDAS DE ING.BRUTOS</text:p>
          </table:table-cell>
          <table:table-cell office:value-type="string">
            <text:p>RET. PERDIDAS DE ING.BRUT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21.00</text:p>
          </table:table-cell>
          <table:table-cell office:value-type="string">
            <text:p>5.09.21.00 COMISIONES SOBRE VENTAS</text:p>
          </table:table-cell>
          <table:table-cell office:value-type="string">
            <text:p>COMISIONES SOBRE VENT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22.00</text:p>
          </table:table-cell>
          <table:table-cell office:value-type="string">
            <text:p>5.09.22.00 RECARGA DE MATAFUEGOS</text:p>
          </table:table-cell>
          <table:table-cell office:value-type="string">
            <text:p>RECARGA DE MATAFUEG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23.00</text:p>
          </table:table-cell>
          <table:table-cell office:value-type="string">
            <text:p>5.09.23.00 ALQUILER LEASING</text:p>
          </table:table-cell>
          <table:table-cell office:value-type="string">
            <text:p>ALQUILER LEASING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09.99.00</text:p>
          </table:table-cell>
          <table:table-cell office:value-type="string">
            <text:p>5.09.99.00 GASTOS GENERALES</text:p>
          </table:table-cell>
          <table:table-cell office:value-type="string">
            <text:p>GASTOS GENERA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9.00.00</text:p>
          </table:table-cell>
          <table:table-cell table:number-columns-repeated="1013"/>
        </table:table-row>
        <table:table-row table:style-name="ro1">
          <table:table-cell office:value-type="string">
            <text:p>5.10.00.00</text:p>
          </table:table-cell>
          <table:table-cell office:value-type="string">
            <text:p>5.10.00.00 DEPRECIACIONES</text:p>
          </table:table-cell>
          <table:table-cell office:value-type="string">
            <text:p>DEPRECIACION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10.01.00</text:p>
          </table:table-cell>
          <table:table-cell office:value-type="string">
            <text:p>5.10.01.00 DEPREC. MUEBLES Y UTILES</text:p>
          </table:table-cell>
          <table:table-cell office:value-type="string">
            <text:p>DEPREC. MUEBLES Y UTI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10.00.00</text:p>
          </table:table-cell>
          <table:table-cell table:number-columns-repeated="1013"/>
        </table:table-row>
        <table:table-row table:style-name="ro1">
          <table:table-cell office:value-type="string">
            <text:p>5.10.02.00</text:p>
          </table:table-cell>
          <table:table-cell office:value-type="string">
            <text:p>5.10.02.00 DEPREC. INSTALACIONES</text:p>
          </table:table-cell>
          <table:table-cell office:value-type="string">
            <text:p>DEPREC. INSTALACION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10.00.00</text:p>
          </table:table-cell>
          <table:table-cell table:number-columns-repeated="1013"/>
        </table:table-row>
        <table:table-row table:style-name="ro1">
          <table:table-cell office:value-type="string">
            <text:p>5.10.03.00</text:p>
          </table:table-cell>
          <table:table-cell office:value-type="string">
            <text:p>5.10.03.00 DEP. RODADOS</text:p>
          </table:table-cell>
          <table:table-cell office:value-type="string">
            <text:p>DEP. RODAD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10.00.00</text:p>
          </table:table-cell>
          <table:table-cell table:number-columns-repeated="1013"/>
        </table:table-row>
        <table:table-row table:style-name="ro1">
          <table:table-cell office:value-type="string">
            <text:p>5.10.04.00</text:p>
          </table:table-cell>
          <table:table-cell office:value-type="string">
            <text:p>5.10.04.00 DEP. NAQ. Y EQUIPOS</text:p>
          </table:table-cell>
          <table:table-cell office:value-type="string">
            <text:p>DEP. NAQ. Y EQUIP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10.00.00</text:p>
          </table:table-cell>
          <table:table-cell table:number-columns-repeated="1013"/>
        </table:table-row>
        <table:table-row table:style-name="ro1">
          <table:table-cell office:value-type="string">
            <text:p>5.10.05.00</text:p>
          </table:table-cell>
          <table:table-cell office:value-type="string">
            <text:p>5.10.05.00 DEP. EQUIPOS DE COMP.</text:p>
          </table:table-cell>
          <table:table-cell office:value-type="string">
            <text:p>DEP. EQUIPOS DE COMP.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10.00.00</text:p>
          </table:table-cell>
          <table:table-cell table:number-columns-repeated="1013"/>
        </table:table-row>
        <table:table-row table:style-name="ro1">
          <table:table-cell office:value-type="string">
            <text:p>5.10.06.00</text:p>
          </table:table-cell>
          <table:table-cell office:value-type="string">
            <text:p>5.10.06.00 AMORTIZACION ACTIVOS INTANGIBLES</text:p>
          </table:table-cell>
          <table:table-cell office:value-type="string">
            <text:p>AMORTIZACION ACTIVOS INTANGIB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10.00.00</text:p>
          </table:table-cell>
          <table:table-cell table:number-columns-repeated="1013"/>
        </table:table-row>
        <table:table-row table:style-name="ro1">
          <table:table-cell office:value-type="string">
            <text:p>5.10.07.00</text:p>
          </table:table-cell>
          <table:table-cell office:value-type="string">
            <text:p>5.10.07.00 DEPRECIACION BIENES DE USO</text:p>
          </table:table-cell>
          <table:table-cell office:value-type="string">
            <text:p>DEPRECIACION BIENES DE USO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10.00.00</text:p>
          </table:table-cell>
          <table:table-cell table:number-columns-repeated="1013"/>
        </table:table-row>
        <table:table-row table:style-name="ro1">
          <table:table-cell office:value-type="string">
            <text:p>5.11.00.00</text:p>
          </table:table-cell>
          <table:table-cell office:value-type="string">
            <text:p>5.11.00.00 RESULTADOS FINANCIEROS Y POR TENENC</text:p>
          </table:table-cell>
          <table:table-cell office:value-type="string">
            <text:p>RESULTADOS FINANCIEROS Y POR TENENC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>
          <table:table-cell office:value-type="string">
            <text:p>5.12.00.00</text:p>
          </table:table-cell>
          <table:table-cell office:value-type="string">
            <text:p>5.12.00.00 DEUDORES INCOBRABLES</text:p>
          </table:table-cell>
          <table:table-cell office:value-type="string">
            <text:p>DEUDORES INCOBRAB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.00.00.00</text:p>
          </table:table-cell>
          <table:table-cell table:number-columns-repeated="1013"/>
        </table:table-row>
        <table:table-row table:style-name="ro1" table:number-rows-repeated="7">
          <table:table-cell table:number-columns-repeated="1022"/>
        </table:table-row>
        <table:table-row table:style-name="ro1" table:number-rows-repeated="5">
          <table:table-cell table:style-name="Default" table:number-columns-repeated="1022"/>
        </table:table-row>
        <table:table-row table:style-name="ro1" table:number-rows-repeated="652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oja3" table:style-name="ta2" table:print="false">
        <table:table-column table:style-name="co1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lArabiya" svg:font-family="AlArabiy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text>$ </number:text>
      <number:number number:decimal-places="0" number:min-integer-digits="1" number:grouping="true"/>
    </number:number-style>
    <number:number-style style:name="N137">
      <number:text>-$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style:text-properties fo:color="#ff0000"/>
      <number:text>-$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2" number:min-integer-digits="1" number:grouping="true"/>
    </number:number-style>
    <number:number-style style:name="N139">
      <number:text>-$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</number:number-style>
    <number:number-style style:name="N140">
      <style:text-properties fo:color="#ff0000"/>
      <number:text>-$ </number:text>
      <number:number number:decimal-places="2" number:min-integer-digits="1" number:grouping="true"/>
      <style:map style:condition="value()&gt;=0" style:apply-style-name="N140P0"/>
    </number:number-style>
    <number:number-style style:name="N142P0" style:volatile="true">
      <number:text> $ </number:text>
      <number:number number:decimal-places="0" number:min-integer-digits="1" number:grouping="true"/>
      <number:text> </number:text>
    </number:number-style>
    <number:number-style style:name="N142P1" style:volatile="true">
      <number:text>-$ </number:text>
      <number:number number:decimal-places="0" number:min-integer-digits="1" number:grouping="true"/>
      <number:text> </number:text>
    </number:number-style>
    <number:number-style style:name="N142P2" style:volatile="true">
      <number:text> $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$ </number:text>
      <number:number number:decimal-places="2" number:min-integer-digits="1" number:grouping="true"/>
      <number:text> </number:text>
    </number:number-style>
    <number:number-style style:name="N146P1" style:volatile="true">
      <number:text>-$ </number:text>
      <number:number number:decimal-places="2" number:min-integer-digits="1" number:grouping="true"/>
      <number:text> </number:text>
    </number:number-style>
    <number:number-style style:name="N146P2" style:volatile="true">
      <number:text> $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5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21/12/2009</text:date>, <text:time>14:57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P_SERVER</meta:initial-creator>
    <meta:creation-date>2008-12-02T15:15:22</meta:creation-date>
    <dc:date>2009-12-21T14:57:03</dc:date>
    <meta:generator>OpenOffice.org/3.0$Linux OpenOffice.org_project/300m15$Build-9379</meta:generator>
    <meta:editing-duration>PT53H01M26S</meta:editing-duration>
    <meta:editing-cycles>11</meta:editing-cycles>
    <meta:document-statistic meta:table-count="2" meta:cell-count="1658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